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Text_20_body">
      <style:text-properties officeooo:rsid="0094af53" officeooo:paragraph-rsid="0094af53"/>
    </style:style>
    <style:style style:name="P69" style:family="paragraph" style:parent-style-name="Text_20_body">
      <style:text-properties officeooo:rsid="00961f45" officeooo:paragraph-rsid="00961f45"/>
    </style:style>
    <style:style style:name="P70" style:family="paragraph" style:parent-style-name="Text_20_body">
      <style:text-properties officeooo:rsid="00971ea2" officeooo:paragraph-rsid="00971ea2"/>
    </style:style>
    <style:style style:name="P71" style:family="paragraph" style:parent-style-name="Text_20_body">
      <style:text-properties officeooo:rsid="00986f56" officeooo:paragraph-rsid="00986f56"/>
    </style:style>
    <style:style style:name="P72" style:family="paragraph" style:parent-style-name="Text_20_body">
      <style:text-properties officeooo:rsid="009943a9" officeooo:paragraph-rsid="009943a9"/>
    </style:style>
    <style:style style:name="P73" style:family="paragraph" style:parent-style-name="Text_20_body">
      <style:text-properties officeooo:rsid="009cbde7" officeooo:paragraph-rsid="009cbde7"/>
    </style:style>
    <style:style style:name="P74" style:family="paragraph" style:parent-style-name="Text_20_body">
      <style:text-properties officeooo:rsid="00a1f731" officeooo:paragraph-rsid="00a1f731"/>
    </style:style>
    <style:style style:name="P75" style:family="paragraph" style:parent-style-name="Text_20_body">
      <style:text-properties officeooo:rsid="00a45080" officeooo:paragraph-rsid="00a45080"/>
    </style:style>
    <style:style style:name="P76" style:family="paragraph" style:parent-style-name="Text_20_body">
      <style:text-properties officeooo:rsid="00a5cfad" officeooo:paragraph-rsid="00a5cfad"/>
    </style:style>
    <style:style style:name="P77" style:family="paragraph" style:parent-style-name="Text_20_body">
      <style:text-properties officeooo:rsid="00a6ac12" officeooo:paragraph-rsid="00a6ac12"/>
    </style:style>
    <style:style style:name="P78" style:family="paragraph" style:parent-style-name="Text_20_body">
      <style:text-properties officeooo:rsid="00ac5164" officeooo:paragraph-rsid="00ac5164"/>
    </style:style>
    <style:style style:name="P79" style:family="paragraph" style:parent-style-name="Text_20_body">
      <style:text-properties officeooo:rsid="00a8a01c" officeooo:paragraph-rsid="00a8a01c"/>
    </style:style>
    <style:style style:name="P80" style:family="paragraph" style:parent-style-name="Text_20_body">
      <style:text-properties officeooo:paragraph-rsid="00aaff30"/>
    </style:style>
    <style:style style:name="P81" style:family="paragraph" style:parent-style-name="Text_20_body">
      <style:text-properties officeooo:rsid="00b0cc84" officeooo:paragraph-rsid="00b0cc84"/>
    </style:style>
    <style:style style:name="P82" style:family="paragraph" style:parent-style-name="Text_20_body">
      <style:text-properties officeooo:rsid="00b1add7" officeooo:paragraph-rsid="00b1add7"/>
    </style:style>
    <style:style style:name="P83" style:family="paragraph" style:parent-style-name="Text_20_body">
      <style:text-properties officeooo:rsid="00b4fdec" officeooo:paragraph-rsid="00b4fdec"/>
    </style:style>
    <style:style style:name="P84" style:family="paragraph" style:parent-style-name="Text_20_body">
      <style:text-properties officeooo:rsid="00b6b2e7" officeooo:paragraph-rsid="00b6b2e7"/>
    </style:style>
    <style:style style:name="P85" style:family="paragraph" style:parent-style-name="Text_20_body">
      <style:text-properties officeooo:rsid="00b6894e" officeooo:paragraph-rsid="00b6894e"/>
    </style:style>
    <style:style style:name="P86" style:family="paragraph" style:parent-style-name="Text_20_body">
      <style:text-properties officeooo:rsid="00b73246" officeooo:paragraph-rsid="00b73246"/>
    </style:style>
    <style:style style:name="P87" style:family="paragraph" style:parent-style-name="Text_20_body">
      <style:text-properties officeooo:rsid="00bb0952" officeooo:paragraph-rsid="00bb0952"/>
    </style:style>
    <style:style style:name="P88" style:family="paragraph" style:parent-style-name="Text_20_body">
      <style:text-properties officeooo:rsid="00c00755" officeooo:paragraph-rsid="00c00755"/>
    </style:style>
    <style:style style:name="P89" style:family="paragraph" style:parent-style-name="Text_20_body">
      <style:text-properties officeooo:rsid="00c4e14b" officeooo:paragraph-rsid="00c4e14b"/>
    </style:style>
    <style:style style:name="P90" style:family="paragraph" style:parent-style-name="Text_20_body">
      <style:text-properties officeooo:rsid="00c90ed0" officeooo:paragraph-rsid="00c90ed0"/>
    </style:style>
    <style:style style:name="P91" style:family="paragraph" style:parent-style-name="Text_20_body">
      <style:text-properties officeooo:rsid="00cc03e4" officeooo:paragraph-rsid="00cc03e4"/>
    </style:style>
    <style:style style:name="P92" style:family="paragraph" style:parent-style-name="Text_20_body">
      <style:text-properties officeooo:rsid="00cdbf4f" officeooo:paragraph-rsid="00cdbf4f"/>
    </style:style>
    <style:style style:name="P93" style:family="paragraph" style:parent-style-name="Text_20_body">
      <style:text-properties officeooo:rsid="00d0dc41" officeooo:paragraph-rsid="00d0dc41"/>
    </style:style>
    <style:style style:name="P94" style:family="paragraph" style:parent-style-name="Text_20_body">
      <style:text-properties officeooo:rsid="00d4c113" officeooo:paragraph-rsid="00d4c113"/>
    </style:style>
    <style:style style:name="P95" style:family="paragraph" style:parent-style-name="Text_20_body">
      <style:text-properties officeooo:rsid="00d5a947" officeooo:paragraph-rsid="00d5a947"/>
    </style:style>
    <style:style style:name="P96" style:family="paragraph" style:parent-style-name="Text_20_body">
      <style:text-properties officeooo:rsid="00d6ff97" officeooo:paragraph-rsid="00d6ff97"/>
    </style:style>
    <style:style style:name="P97" style:family="paragraph" style:parent-style-name="Text_20_body">
      <style:text-properties officeooo:rsid="00daca4c" officeooo:paragraph-rsid="00daca4c"/>
    </style:style>
    <style:style style:name="P98" style:family="paragraph" style:parent-style-name="Text_20_body">
      <style:text-properties officeooo:rsid="00de643a" officeooo:paragraph-rsid="00de643a"/>
    </style:style>
    <style:style style:name="P99" style:family="paragraph" style:parent-style-name="Text_20_body">
      <style:text-properties officeooo:rsid="00e1f96c" officeooo:paragraph-rsid="00e1f96c"/>
    </style:style>
    <style:style style:name="P100" style:family="paragraph" style:parent-style-name="Text_20_body">
      <style:text-properties officeooo:rsid="00e3588d" officeooo:paragraph-rsid="00e3588d"/>
    </style:style>
    <style:style style:name="P101" style:family="paragraph" style:parent-style-name="Text_20_body">
      <style:text-properties officeooo:rsid="00e33796" officeooo:paragraph-rsid="00e33796"/>
    </style:style>
    <style:style style:name="P102" style:family="paragraph" style:parent-style-name="Text_20_body">
      <style:text-properties officeooo:rsid="00e3dfda" officeooo:paragraph-rsid="00e3dfda"/>
    </style:style>
    <style:style style:name="P103" style:family="paragraph" style:parent-style-name="Text_20_body">
      <style:text-properties officeooo:rsid="00e442bd" officeooo:paragraph-rsid="00e442bd"/>
    </style:style>
    <style:style style:name="P104" style:family="paragraph" style:parent-style-name="Text_20_body">
      <style:text-properties officeooo:rsid="00e6748b" officeooo:paragraph-rsid="00e6748b"/>
    </style:style>
    <style:style style:name="P105" style:family="paragraph" style:parent-style-name="Text_20_body">
      <style:text-properties officeooo:rsid="00eb641e" officeooo:paragraph-rsid="00eb641e"/>
    </style:style>
    <style:style style:name="P106" style:family="paragraph" style:parent-style-name="Text_20_body">
      <style:text-properties officeooo:rsid="00ed08d8" officeooo:paragraph-rsid="00ed08d8"/>
    </style:style>
    <style:style style:name="P107" style:family="paragraph" style:parent-style-name="Text_20_body">
      <style:text-properties officeooo:rsid="00ef305d" officeooo:paragraph-rsid="00ef305d"/>
    </style:style>
    <style:style style:name="P108" style:family="paragraph" style:parent-style-name="Text_20_body">
      <style:text-properties officeooo:rsid="00f3a03b" officeooo:paragraph-rsid="00f3a03b"/>
    </style:style>
    <style:style style:name="P109" style:family="paragraph" style:parent-style-name="Text_20_body">
      <style:text-properties officeooo:rsid="00f5b80a" officeooo:paragraph-rsid="00f5b80a"/>
    </style:style>
    <style:style style:name="P110" style:family="paragraph" style:parent-style-name="Text_20_body">
      <style:text-properties officeooo:rsid="00fa2abc" officeooo:paragraph-rsid="00fa2abc"/>
    </style:style>
    <style:style style:name="P111" style:family="paragraph" style:parent-style-name="Text_20_body">
      <style:text-properties officeooo:rsid="00fd8a92" officeooo:paragraph-rsid="00fd8a92"/>
    </style:style>
    <style:style style:name="P112" style:family="paragraph" style:parent-style-name="Text_20_body">
      <style:text-properties officeooo:rsid="00fa60fa" officeooo:paragraph-rsid="00fa60fa"/>
    </style:style>
    <style:style style:name="P113" style:family="paragraph" style:parent-style-name="Text_20_body">
      <style:text-properties officeooo:rsid="00ff306e" officeooo:paragraph-rsid="00ff306e"/>
    </style:style>
    <style:style style:name="P114" style:family="paragraph" style:parent-style-name="Text_20_body">
      <style:text-properties officeooo:rsid="01106b0e" officeooo:paragraph-rsid="01106b0e"/>
    </style:style>
    <style:style style:name="P115" style:family="paragraph" style:parent-style-name="Text_20_body">
      <style:text-properties officeooo:rsid="0116fbae" officeooo:paragraph-rsid="0116fbae"/>
    </style:style>
    <style:style style:name="P116" style:family="paragraph" style:parent-style-name="Text_20_body">
      <style:text-properties officeooo:rsid="01235aa6" officeooo:paragraph-rsid="01235aa6"/>
    </style:style>
    <style:style style:name="P117" style:family="paragraph" style:parent-style-name="Text_20_body">
      <style:text-properties officeooo:rsid="0118c74b" officeooo:paragraph-rsid="0118c74b"/>
    </style:style>
    <style:style style:name="P118" style:family="paragraph" style:parent-style-name="Text_20_body">
      <style:text-properties officeooo:rsid="01255299" officeooo:paragraph-rsid="01255299"/>
    </style:style>
    <style:style style:name="P119" style:family="paragraph" style:parent-style-name="Text_20_body">
      <style:text-properties officeooo:rsid="01288d18" officeooo:paragraph-rsid="01288d18"/>
    </style:style>
    <style:style style:name="P120" style:family="paragraph" style:parent-style-name="Text_20_body">
      <style:text-properties officeooo:rsid="0128db5e" officeooo:paragraph-rsid="0128db5e"/>
    </style:style>
    <style:style style:name="P121" style:family="paragraph" style:parent-style-name="Text_20_body">
      <style:text-properties officeooo:rsid="012c86c5" officeooo:paragraph-rsid="012c86c5"/>
    </style:style>
    <style:style style:name="P122" style:family="paragraph" style:parent-style-name="Text_20_body">
      <style:text-properties officeooo:rsid="01290d9d" officeooo:paragraph-rsid="01290d9d"/>
    </style:style>
    <style:style style:name="P123" style:family="paragraph" style:parent-style-name="Text_20_body">
      <style:text-properties officeooo:rsid="0102b0f1" officeooo:paragraph-rsid="0102b0f1"/>
    </style:style>
    <style:style style:name="P124" style:family="paragraph" style:parent-style-name="Text_20_body">
      <style:text-properties officeooo:rsid="0134b2b5" officeooo:paragraph-rsid="0134b2b5"/>
    </style:style>
    <style:style style:name="P125" style:family="paragraph" style:parent-style-name="Text_20_body">
      <style:text-properties officeooo:rsid="01368020" officeooo:paragraph-rsid="01368020"/>
    </style:style>
    <style:style style:name="P126" style:family="paragraph" style:parent-style-name="Text_20_body">
      <style:text-properties officeooo:rsid="0137c7fd" officeooo:paragraph-rsid="0137c7fd"/>
    </style:style>
    <style:style style:name="P127" style:family="paragraph" style:parent-style-name="Text_20_body">
      <style:text-properties officeooo:rsid="013b1350" officeooo:paragraph-rsid="013b1350"/>
    </style:style>
    <style:style style:name="P128" style:family="paragraph" style:parent-style-name="Text_20_body">
      <style:text-properties officeooo:rsid="013c02ed" officeooo:paragraph-rsid="013c02ed"/>
    </style:style>
    <style:style style:name="P129" style:family="paragraph" style:parent-style-name="Text_20_body">
      <style:text-properties fo:font-style="normal" fo:font-weight="bold" officeooo:rsid="012de710" officeooo:paragraph-rsid="01414b6b" style:font-style-asian="normal" style:font-weight-asian="bold" style:font-style-complex="normal" style:font-weight-complex="bold"/>
    </style:style>
    <style:style style:name="P130" style:family="paragraph" style:parent-style-name="Text_20_body">
      <style:text-properties fo:font-style="normal" fo:font-weight="bold" officeooo:rsid="01128652" officeooo:paragraph-rsid="01414b6b" style:font-style-asian="normal" style:font-weight-asian="bold" style:font-style-complex="normal" style:font-weight-complex="bold"/>
    </style:style>
    <style:style style:name="P131" style:family="paragraph" style:parent-style-name="Text_20_body">
      <style:text-properties officeooo:rsid="01492f22" officeooo:paragraph-rsid="01492f22"/>
    </style:style>
    <style:style style:name="P132" style:family="paragraph" style:parent-style-name="Text_20_body">
      <style:text-properties officeooo:rsid="014a2021" officeooo:paragraph-rsid="014a2021"/>
    </style:style>
    <style:style style:name="P133" style:family="paragraph" style:parent-style-name="Text_20_body">
      <style:text-properties officeooo:rsid="014b5dc7" officeooo:paragraph-rsid="014b5dc7"/>
    </style:style>
    <style:style style:name="P134" style:family="paragraph" style:parent-style-name="Text_20_body">
      <style:text-properties officeooo:rsid="014b5dc7" officeooo:paragraph-rsid="014c9066"/>
    </style:style>
    <style:style style:name="P135" style:family="paragraph" style:parent-style-name="Text_20_body">
      <style:text-properties officeooo:paragraph-rsid="014e7801"/>
    </style:style>
    <style:style style:name="P136" style:family="paragraph" style:parent-style-name="Heading_20_1">
      <style:text-properties officeooo:rsid="0022eefd" officeooo:paragraph-rsid="0022eefd"/>
    </style:style>
    <style:style style:name="P137" style:family="paragraph" style:parent-style-name="Heading_20_1">
      <style:text-properties officeooo:rsid="002a2b1f" officeooo:paragraph-rsid="002a2b1f"/>
    </style:style>
    <style:style style:name="P138" style:family="paragraph" style:parent-style-name="Heading_20_1">
      <style:text-properties officeooo:rsid="002e371f" officeooo:paragraph-rsid="002e371f"/>
    </style:style>
    <style:style style:name="P139" style:family="paragraph" style:parent-style-name="Heading_20_1">
      <style:text-properties officeooo:rsid="0035aedd" officeooo:paragraph-rsid="0035aedd"/>
    </style:style>
    <style:style style:name="P140" style:family="paragraph" style:parent-style-name="Heading_20_1">
      <style:text-properties officeooo:rsid="003999b0" officeooo:paragraph-rsid="003999b0"/>
    </style:style>
    <style:style style:name="P141" style:family="paragraph" style:parent-style-name="Heading_20_1">
      <style:text-properties officeooo:rsid="003ac80d" officeooo:paragraph-rsid="003ac80d"/>
    </style:style>
    <style:style style:name="P142" style:family="paragraph" style:parent-style-name="Heading_20_1">
      <style:text-properties officeooo:rsid="003d8794" officeooo:paragraph-rsid="003d8794"/>
    </style:style>
    <style:style style:name="P143" style:family="paragraph" style:parent-style-name="Heading_20_1">
      <style:text-properties officeooo:rsid="00410900" officeooo:paragraph-rsid="00410900"/>
    </style:style>
    <style:style style:name="P144" style:family="paragraph" style:parent-style-name="Heading_20_1">
      <style:text-properties officeooo:rsid="004382b8" officeooo:paragraph-rsid="004382b8"/>
    </style:style>
    <style:style style:name="P145" style:family="paragraph" style:parent-style-name="Heading_20_1">
      <style:text-properties officeooo:rsid="00463fcf" officeooo:paragraph-rsid="00463fcf"/>
    </style:style>
    <style:style style:name="P146" style:family="paragraph" style:parent-style-name="Heading_20_1">
      <style:text-properties officeooo:rsid="00497223" officeooo:paragraph-rsid="00497223"/>
    </style:style>
    <style:style style:name="P147" style:family="paragraph" style:parent-style-name="Heading_20_1">
      <style:text-properties officeooo:rsid="0050242e" officeooo:paragraph-rsid="0050242e"/>
    </style:style>
    <style:style style:name="P148" style:family="paragraph" style:parent-style-name="Heading_20_1">
      <style:text-properties officeooo:rsid="0052a947" officeooo:paragraph-rsid="0052a947"/>
    </style:style>
    <style:style style:name="P149" style:family="paragraph" style:parent-style-name="Heading_20_1">
      <style:text-properties officeooo:rsid="00540573" officeooo:paragraph-rsid="00540573"/>
    </style:style>
    <style:style style:name="P150" style:family="paragraph" style:parent-style-name="Heading_20_1">
      <style:text-properties officeooo:rsid="0055b9de" officeooo:paragraph-rsid="0055b9de"/>
    </style:style>
    <style:style style:name="P151" style:family="paragraph" style:parent-style-name="Heading_20_1">
      <style:text-properties officeooo:rsid="005af90f" officeooo:paragraph-rsid="005af90f"/>
    </style:style>
    <style:style style:name="P152" style:family="paragraph" style:parent-style-name="Heading_20_1">
      <style:text-properties officeooo:rsid="005d517f"/>
    </style:style>
    <style:style style:name="P153" style:family="paragraph" style:parent-style-name="Heading_20_1">
      <style:text-properties officeooo:rsid="00633bed" officeooo:paragraph-rsid="00633bed"/>
    </style:style>
    <style:style style:name="P154" style:family="paragraph" style:parent-style-name="Heading_20_1">
      <style:text-properties officeooo:rsid="00648eef" officeooo:paragraph-rsid="00648eef"/>
    </style:style>
    <style:style style:name="P155" style:family="paragraph" style:parent-style-name="Heading_20_1">
      <style:text-properties officeooo:rsid="0068d9b0"/>
    </style:style>
    <style:style style:name="P156" style:family="paragraph" style:parent-style-name="Heading_20_1">
      <style:text-properties officeooo:rsid="006b7268" officeooo:paragraph-rsid="006b7268"/>
    </style:style>
    <style:style style:name="P157" style:family="paragraph" style:parent-style-name="Heading_20_1">
      <style:text-properties officeooo:rsid="006fbb48"/>
    </style:style>
    <style:style style:name="P158" style:family="paragraph" style:parent-style-name="Heading_20_1">
      <style:text-properties officeooo:rsid="007319ee" officeooo:paragraph-rsid="007319ee"/>
    </style:style>
    <style:style style:name="P159" style:family="paragraph" style:parent-style-name="Heading_20_1">
      <style:text-properties officeooo:rsid="00787b2d" officeooo:paragraph-rsid="00787b2d"/>
    </style:style>
    <style:style style:name="P160" style:family="paragraph" style:parent-style-name="Heading_20_1">
      <style:text-properties officeooo:rsid="007d54ca" officeooo:paragraph-rsid="007d54ca"/>
    </style:style>
    <style:style style:name="P161" style:family="paragraph" style:parent-style-name="Heading_20_1">
      <style:text-properties officeooo:rsid="00816cee" officeooo:paragraph-rsid="00816cee"/>
    </style:style>
    <style:style style:name="P162" style:family="paragraph" style:parent-style-name="Heading_20_1">
      <style:text-properties officeooo:rsid="0083efb0" officeooo:paragraph-rsid="0083efb0"/>
    </style:style>
    <style:style style:name="P163" style:family="paragraph" style:parent-style-name="Heading_20_1">
      <style:text-properties officeooo:rsid="0087847c" officeooo:paragraph-rsid="0087847c"/>
    </style:style>
    <style:style style:name="P164" style:family="paragraph" style:parent-style-name="Heading_20_1">
      <style:text-properties officeooo:rsid="008f6c0b" officeooo:paragraph-rsid="008f6c0b"/>
    </style:style>
    <style:style style:name="P165" style:family="paragraph" style:parent-style-name="Heading_20_1">
      <style:text-properties officeooo:rsid="0091ae00" officeooo:paragraph-rsid="0091ae00"/>
    </style:style>
    <style:style style:name="P166" style:family="paragraph" style:parent-style-name="Heading_20_1">
      <style:text-properties officeooo:rsid="00961f45" officeooo:paragraph-rsid="00961f45"/>
    </style:style>
    <style:style style:name="P167" style:family="paragraph" style:parent-style-name="Heading_20_1">
      <style:text-properties officeooo:rsid="009943a9" officeooo:paragraph-rsid="009943a9"/>
    </style:style>
    <style:style style:name="P168" style:family="paragraph" style:parent-style-name="Heading_20_1">
      <style:text-properties officeooo:rsid="00a175dc" officeooo:paragraph-rsid="00a175dc"/>
    </style:style>
    <style:style style:name="P169" style:family="paragraph" style:parent-style-name="Heading_20_1">
      <style:text-properties officeooo:rsid="00a6ac12" officeooo:paragraph-rsid="00a6ac12"/>
    </style:style>
    <style:style style:name="P170" style:family="paragraph" style:parent-style-name="Heading_20_1">
      <style:text-properties officeooo:rsid="00aaff30" officeooo:paragraph-rsid="00aaff30"/>
    </style:style>
    <style:style style:name="P171" style:family="paragraph" style:parent-style-name="Heading_20_1">
      <style:text-properties officeooo:rsid="00b0cc84" officeooo:paragraph-rsid="00b0cc84"/>
    </style:style>
    <style:style style:name="P172" style:family="paragraph" style:parent-style-name="Heading_20_1">
      <style:text-properties officeooo:rsid="00b3803a" officeooo:paragraph-rsid="00b3803a"/>
    </style:style>
    <style:style style:name="P173" style:family="paragraph" style:parent-style-name="Heading_20_1">
      <style:text-properties officeooo:rsid="00b6b2e7" officeooo:paragraph-rsid="00b6b2e7"/>
    </style:style>
    <style:style style:name="P174" style:family="paragraph" style:parent-style-name="Heading_20_1">
      <style:text-properties officeooo:rsid="00b73246" officeooo:paragraph-rsid="00b73246"/>
    </style:style>
    <style:style style:name="P175" style:family="paragraph" style:parent-style-name="Heading_20_1">
      <style:text-properties officeooo:rsid="00ba71e3" officeooo:paragraph-rsid="00ba71e3"/>
    </style:style>
    <style:style style:name="P176" style:family="paragraph" style:parent-style-name="Heading_20_1">
      <style:text-properties officeooo:rsid="00c00755" officeooo:paragraph-rsid="00c00755"/>
    </style:style>
    <style:style style:name="P177" style:family="paragraph" style:parent-style-name="Heading_20_1">
      <style:text-properties officeooo:rsid="00c3992b" officeooo:paragraph-rsid="00c3992b"/>
    </style:style>
    <style:style style:name="P178" style:family="paragraph" style:parent-style-name="Heading_20_1">
      <style:text-properties officeooo:rsid="00cc03e4"/>
    </style:style>
    <style:style style:name="P179" style:family="paragraph" style:parent-style-name="Heading_20_1">
      <style:text-properties officeooo:rsid="00d0dc41" officeooo:paragraph-rsid="00d0dc41"/>
    </style:style>
    <style:style style:name="P180" style:family="paragraph" style:parent-style-name="Heading_20_1">
      <style:text-properties officeooo:rsid="00daca4c" officeooo:paragraph-rsid="00daca4c"/>
    </style:style>
    <style:style style:name="P181" style:family="paragraph" style:parent-style-name="Heading_20_1">
      <style:text-properties officeooo:rsid="00e1f96c" officeooo:paragraph-rsid="00e1f96c"/>
    </style:style>
    <style:style style:name="P182" style:family="paragraph" style:parent-style-name="Heading_20_1">
      <style:text-properties officeooo:rsid="00e33796" officeooo:paragraph-rsid="00e33796"/>
    </style:style>
    <style:style style:name="P183" style:family="paragraph" style:parent-style-name="Heading_20_1">
      <style:text-properties officeooo:rsid="00e3588d" officeooo:paragraph-rsid="00e3588d"/>
    </style:style>
    <style:style style:name="P184" style:family="paragraph" style:parent-style-name="Heading_20_1">
      <style:text-properties officeooo:rsid="00e56b57" officeooo:paragraph-rsid="00e56b57"/>
    </style:style>
    <style:style style:name="P185" style:family="paragraph" style:parent-style-name="Heading_20_1">
      <style:text-properties officeooo:rsid="00eb641e" officeooo:paragraph-rsid="00eb641e"/>
    </style:style>
    <style:style style:name="P186" style:family="paragraph" style:parent-style-name="Heading_20_1">
      <style:text-properties officeooo:rsid="00ef305d" officeooo:paragraph-rsid="00ef305d"/>
    </style:style>
    <style:style style:name="P187" style:family="paragraph" style:parent-style-name="Heading_20_1">
      <style:text-properties officeooo:rsid="00f22801" officeooo:paragraph-rsid="00f22801"/>
    </style:style>
    <style:style style:name="P188" style:family="paragraph" style:parent-style-name="Heading_20_1">
      <style:text-properties officeooo:rsid="00fa2abc" officeooo:paragraph-rsid="00fa2abc"/>
    </style:style>
    <style:style style:name="P189" style:family="paragraph" style:parent-style-name="Heading_20_1">
      <style:text-properties officeooo:rsid="00fd8a92" officeooo:paragraph-rsid="00fd8a92"/>
    </style:style>
    <style:style style:name="P190" style:family="paragraph" style:parent-style-name="Heading_20_1">
      <style:text-properties officeooo:rsid="01106b0e" officeooo:paragraph-rsid="01106b0e"/>
    </style:style>
    <style:style style:name="P191" style:family="paragraph" style:parent-style-name="Heading_20_1">
      <style:text-properties officeooo:rsid="0116fbae" officeooo:paragraph-rsid="0116fbae"/>
    </style:style>
    <style:style style:name="P192" style:family="paragraph" style:parent-style-name="Heading_20_1">
      <style:text-properties officeooo:rsid="01235aa6" officeooo:paragraph-rsid="01235aa6"/>
    </style:style>
    <style:style style:name="P193" style:family="paragraph" style:parent-style-name="Heading_20_1">
      <style:text-properties officeooo:rsid="0126f1c2" officeooo:paragraph-rsid="0126f1c2"/>
    </style:style>
    <style:style style:name="P194" style:family="paragraph" style:parent-style-name="Heading_20_1">
      <style:text-properties officeooo:rsid="012c86c5" officeooo:paragraph-rsid="012c86c5"/>
    </style:style>
    <style:style style:name="P195" style:family="paragraph" style:parent-style-name="Heading_20_1">
      <style:text-properties officeooo:rsid="0134b2b5" officeooo:paragraph-rsid="0134b2b5"/>
    </style:style>
    <style:style style:name="P196" style:family="paragraph" style:parent-style-name="Heading_20_1">
      <style:text-properties officeooo:rsid="0137c7fd" officeooo:paragraph-rsid="0137c7fd"/>
    </style:style>
    <style:style style:name="P197" style:family="paragraph" style:parent-style-name="Heading_20_1">
      <style:text-properties officeooo:rsid="013c02ed"/>
    </style:style>
    <style:style style:name="P198" style:family="paragraph" style:parent-style-name="Heading_20_1">
      <style:text-properties officeooo:rsid="01492f22" officeooo:paragraph-rsid="01492f22"/>
    </style:style>
    <style:style style:name="P199" style:family="paragraph" style:parent-style-name="Heading_20_1">
      <style:text-properties officeooo:rsid="014b5dc7" officeooo:paragraph-rsid="014b5dc7"/>
    </style:style>
    <style:style style:name="P200" style:family="paragraph" style:parent-style-name="Heading_20_1">
      <style:text-properties officeooo:rsid="00c7326a" officeooo:paragraph-rsid="00c7326a"/>
    </style:style>
    <style:style style:name="P201" style:family="paragraph" style:parent-style-name="Heading_20_2">
      <style:text-properties officeooo:rsid="0022eefd" officeooo:paragraph-rsid="0022eefd"/>
    </style:style>
    <style:style style:name="P202" style:family="paragraph" style:parent-style-name="Heading_20_2">
      <style:text-properties officeooo:rsid="002c9e7c" officeooo:paragraph-rsid="002c9e7c"/>
    </style:style>
    <style:style style:name="P203" style:family="paragraph" style:parent-style-name="Heading_20_2">
      <style:text-properties officeooo:rsid="002e371f" officeooo:paragraph-rsid="002e371f"/>
    </style:style>
    <style:style style:name="P204" style:family="paragraph" style:parent-style-name="Heading_20_2">
      <style:text-properties officeooo:rsid="0033bf59" officeooo:paragraph-rsid="0033bf59"/>
    </style:style>
    <style:style style:name="P205" style:family="paragraph" style:parent-style-name="Heading_20_2">
      <style:text-properties officeooo:rsid="0035aedd" officeooo:paragraph-rsid="0035aedd"/>
    </style:style>
    <style:style style:name="P206" style:family="paragraph" style:parent-style-name="Heading_20_2">
      <style:text-properties officeooo:rsid="003999b0" officeooo:paragraph-rsid="003999b0"/>
    </style:style>
    <style:style style:name="P207" style:family="paragraph" style:parent-style-name="Heading_20_2">
      <style:text-properties officeooo:rsid="003ac80d" officeooo:paragraph-rsid="003ac80d"/>
    </style:style>
    <style:style style:name="P208" style:family="paragraph" style:parent-style-name="Heading_20_2">
      <style:text-properties officeooo:rsid="003c25b4" officeooo:paragraph-rsid="003c25b4"/>
    </style:style>
    <style:style style:name="P209" style:family="paragraph" style:parent-style-name="Heading_20_2">
      <style:text-properties officeooo:rsid="003d8794" officeooo:paragraph-rsid="003d8794"/>
    </style:style>
    <style:style style:name="P210" style:family="paragraph" style:parent-style-name="Heading_20_2">
      <style:text-properties officeooo:rsid="0092fb49" officeooo:paragraph-rsid="0092fb49"/>
    </style:style>
    <style:style style:name="P211" style:family="paragraph" style:parent-style-name="Heading_20_2">
      <style:text-properties officeooo:rsid="00410900" officeooo:paragraph-rsid="00410900"/>
    </style:style>
    <style:style style:name="P212" style:family="paragraph" style:parent-style-name="Heading_20_2">
      <style:text-properties officeooo:rsid="00463fcf" officeooo:paragraph-rsid="00463fcf"/>
    </style:style>
    <style:style style:name="P213" style:family="paragraph" style:parent-style-name="Heading_20_2">
      <style:text-properties officeooo:rsid="00497223" officeooo:paragraph-rsid="00497223"/>
    </style:style>
    <style:style style:name="P214" style:family="paragraph" style:parent-style-name="Heading_20_2">
      <style:text-properties officeooo:rsid="0050242e" officeooo:paragraph-rsid="0050242e"/>
    </style:style>
    <style:style style:name="P215" style:family="paragraph" style:parent-style-name="Heading_20_2">
      <style:text-properties officeooo:rsid="0051ef04" officeooo:paragraph-rsid="0051ef04"/>
    </style:style>
    <style:style style:name="P216" style:family="paragraph" style:parent-style-name="Heading_20_2">
      <style:text-properties officeooo:rsid="0052a947" officeooo:paragraph-rsid="0052a947"/>
    </style:style>
    <style:style style:name="P217" style:family="paragraph" style:parent-style-name="Heading_20_2">
      <style:text-properties officeooo:rsid="00540573" officeooo:paragraph-rsid="00540573"/>
    </style:style>
    <style:style style:name="P218" style:family="paragraph" style:parent-style-name="Heading_20_2">
      <style:text-properties officeooo:rsid="0057d34e" officeooo:paragraph-rsid="0057d34e"/>
    </style:style>
    <style:style style:name="P219" style:family="paragraph" style:parent-style-name="Heading_20_2">
      <style:text-properties officeooo:rsid="005d517f" officeooo:paragraph-rsid="005d517f"/>
    </style:style>
    <style:style style:name="P220" style:family="paragraph" style:parent-style-name="Heading_20_2">
      <style:text-properties officeooo:rsid="00633bed" officeooo:paragraph-rsid="00633bed"/>
    </style:style>
    <style:style style:name="P221" style:family="paragraph" style:parent-style-name="Heading_20_2">
      <style:text-properties officeooo:rsid="00647767" officeooo:paragraph-rsid="00647767"/>
    </style:style>
    <style:style style:name="P222" style:family="paragraph" style:parent-style-name="Heading_20_2">
      <style:text-properties officeooo:rsid="00648eef" officeooo:paragraph-rsid="00648eef"/>
    </style:style>
    <style:style style:name="P223" style:family="paragraph" style:parent-style-name="Heading_20_2">
      <style:text-properties officeooo:rsid="0069be10" officeooo:paragraph-rsid="0069be10"/>
    </style:style>
    <style:style style:name="P224" style:family="paragraph" style:parent-style-name="Heading_20_2">
      <style:text-properties officeooo:rsid="006b7268" officeooo:paragraph-rsid="006b7268"/>
    </style:style>
    <style:style style:name="P225" style:family="paragraph" style:parent-style-name="Heading_20_2">
      <style:text-properties officeooo:rsid="006d4b48" officeooo:paragraph-rsid="006d4b48"/>
    </style:style>
    <style:style style:name="P226" style:family="paragraph" style:parent-style-name="Heading_20_2">
      <style:text-properties officeooo:rsid="006fbb48"/>
    </style:style>
    <style:style style:name="P227" style:family="paragraph" style:parent-style-name="Heading_20_2">
      <style:text-properties officeooo:rsid="006fbb48" officeooo:paragraph-rsid="006fbb48"/>
    </style:style>
    <style:style style:name="P228" style:family="paragraph" style:parent-style-name="Heading_20_2">
      <style:text-properties officeooo:rsid="007376dd" officeooo:paragraph-rsid="007376dd"/>
    </style:style>
    <style:style style:name="P229" style:family="paragraph" style:parent-style-name="Heading_20_2">
      <style:text-properties officeooo:rsid="0074cd35" officeooo:paragraph-rsid="0074cd35"/>
    </style:style>
    <style:style style:name="P230" style:family="paragraph" style:parent-style-name="Heading_20_2">
      <style:text-properties officeooo:rsid="00764a7f" officeooo:paragraph-rsid="00764a7f"/>
    </style:style>
    <style:style style:name="P231" style:family="paragraph" style:parent-style-name="Heading_20_2">
      <style:text-properties officeooo:rsid="00787b2d" officeooo:paragraph-rsid="00787b2d"/>
    </style:style>
    <style:style style:name="P232" style:family="paragraph" style:parent-style-name="Heading_20_2">
      <style:text-properties officeooo:rsid="007f7207" officeooo:paragraph-rsid="007f7207"/>
    </style:style>
    <style:style style:name="P233" style:family="paragraph" style:parent-style-name="Heading_20_2">
      <style:text-properties officeooo:rsid="00809454" officeooo:paragraph-rsid="00809454"/>
    </style:style>
    <style:style style:name="P234" style:family="paragraph" style:parent-style-name="Heading_20_2">
      <style:text-properties officeooo:rsid="00816cee" officeooo:paragraph-rsid="00816cee"/>
    </style:style>
    <style:style style:name="P235" style:family="paragraph" style:parent-style-name="Heading_20_2">
      <style:text-properties officeooo:rsid="0083efb0" officeooo:paragraph-rsid="0083efb0"/>
    </style:style>
    <style:style style:name="P236" style:family="paragraph" style:parent-style-name="Heading_20_2">
      <style:text-properties officeooo:rsid="0087847c" officeooo:paragraph-rsid="0087847c"/>
    </style:style>
    <style:style style:name="P237" style:family="paragraph" style:parent-style-name="Heading_20_2">
      <style:text-properties officeooo:rsid="008f6c0b" officeooo:paragraph-rsid="008f6c0b"/>
    </style:style>
    <style:style style:name="P238" style:family="paragraph" style:parent-style-name="Heading_20_2">
      <style:text-properties officeooo:rsid="0090cf4a" officeooo:paragraph-rsid="0090cf4a"/>
    </style:style>
    <style:style style:name="P239" style:family="paragraph" style:parent-style-name="Heading_20_2">
      <style:text-properties officeooo:rsid="0091ae00" officeooo:paragraph-rsid="0091ae00"/>
    </style:style>
    <style:style style:name="P240" style:family="paragraph" style:parent-style-name="Heading_20_2">
      <style:text-properties officeooo:rsid="0094af53" officeooo:paragraph-rsid="0094af53"/>
    </style:style>
    <style:style style:name="P241" style:family="paragraph" style:parent-style-name="Heading_20_2">
      <style:text-properties officeooo:rsid="00961f45" officeooo:paragraph-rsid="00961f45"/>
    </style:style>
    <style:style style:name="P242" style:family="paragraph" style:parent-style-name="Heading_20_2">
      <style:text-properties officeooo:rsid="009943a9" officeooo:paragraph-rsid="009943a9"/>
    </style:style>
    <style:style style:name="P243" style:family="paragraph" style:parent-style-name="Heading_20_2">
      <style:text-properties officeooo:rsid="009a0d84" officeooo:paragraph-rsid="009a0d84"/>
    </style:style>
    <style:style style:name="P244" style:family="paragraph" style:parent-style-name="Heading_20_2">
      <style:text-properties officeooo:rsid="00a175dc" officeooo:paragraph-rsid="00a175dc"/>
    </style:style>
    <style:style style:name="P245" style:family="paragraph" style:parent-style-name="Heading_20_2">
      <style:text-properties officeooo:rsid="00a1f731" officeooo:paragraph-rsid="00a1f731"/>
    </style:style>
    <style:style style:name="P246" style:family="paragraph" style:parent-style-name="Heading_20_2">
      <style:text-properties officeooo:rsid="00a6ac12" officeooo:paragraph-rsid="00a6ac12"/>
    </style:style>
    <style:style style:name="P247" style:family="paragraph" style:parent-style-name="Heading_20_2">
      <style:text-properties officeooo:rsid="00ac5164" officeooo:paragraph-rsid="00ac5164"/>
    </style:style>
    <style:style style:name="P248" style:family="paragraph" style:parent-style-name="Heading_20_2">
      <style:text-properties officeooo:rsid="00ad269b" officeooo:paragraph-rsid="00ad269b"/>
    </style:style>
    <style:style style:name="P249" style:family="paragraph" style:parent-style-name="Heading_20_2">
      <style:text-properties officeooo:rsid="00b0cc84" officeooo:paragraph-rsid="00b0cc84"/>
    </style:style>
    <style:style style:name="P250" style:family="paragraph" style:parent-style-name="Heading_20_2">
      <style:text-properties officeooo:rsid="00b3803a" officeooo:paragraph-rsid="00b3803a"/>
    </style:style>
    <style:style style:name="P251" style:family="paragraph" style:parent-style-name="Heading_20_2">
      <style:text-properties officeooo:rsid="00b6b2e7" officeooo:paragraph-rsid="00b6b2e7"/>
    </style:style>
    <style:style style:name="P252" style:family="paragraph" style:parent-style-name="Heading_20_2">
      <style:text-properties officeooo:rsid="00b73246" officeooo:paragraph-rsid="00b73246"/>
    </style:style>
    <style:style style:name="P253" style:family="paragraph" style:parent-style-name="Heading_20_2">
      <style:text-properties officeooo:rsid="00ba71e3" officeooo:paragraph-rsid="00ba71e3"/>
    </style:style>
    <style:style style:name="P254" style:family="paragraph" style:parent-style-name="Heading_20_2">
      <style:text-properties officeooo:rsid="00bb0952" officeooo:paragraph-rsid="00bb0952"/>
    </style:style>
    <style:style style:name="P255" style:family="paragraph" style:parent-style-name="Heading_20_2">
      <style:text-properties officeooo:rsid="00c00755" officeooo:paragraph-rsid="00c00755"/>
    </style:style>
    <style:style style:name="P256" style:family="paragraph" style:parent-style-name="Heading_20_2">
      <style:text-properties officeooo:rsid="00c4e14b" officeooo:paragraph-rsid="00c4e14b"/>
    </style:style>
    <style:style style:name="P257" style:family="paragraph" style:parent-style-name="Heading_20_2">
      <style:text-properties officeooo:rsid="00cc03e4" officeooo:paragraph-rsid="00cc03e4"/>
    </style:style>
    <style:style style:name="P258" style:family="paragraph" style:parent-style-name="Heading_20_2">
      <style:text-properties officeooo:rsid="00cdbf4f" officeooo:paragraph-rsid="00cdbf4f"/>
    </style:style>
    <style:style style:name="P259" style:family="paragraph" style:parent-style-name="Heading_20_2">
      <style:text-properties officeooo:rsid="00d0dc41" officeooo:paragraph-rsid="00d0dc41"/>
    </style:style>
    <style:style style:name="P260" style:family="paragraph" style:parent-style-name="Heading_20_2">
      <style:text-properties officeooo:rsid="00d2cf67" officeooo:paragraph-rsid="00d2cf67"/>
    </style:style>
    <style:style style:name="P261" style:family="paragraph" style:parent-style-name="Heading_20_2">
      <style:text-properties officeooo:rsid="00daca4c" officeooo:paragraph-rsid="00daca4c"/>
    </style:style>
    <style:style style:name="P262" style:family="paragraph" style:parent-style-name="Heading_20_2">
      <style:text-properties officeooo:rsid="00de643a" officeooo:paragraph-rsid="00de643a"/>
    </style:style>
    <style:style style:name="P263" style:family="paragraph" style:parent-style-name="Heading_20_2">
      <style:text-properties officeooo:rsid="00dca446" officeooo:paragraph-rsid="00dca446"/>
    </style:style>
    <style:style style:name="P264" style:family="paragraph" style:parent-style-name="Heading_20_2">
      <style:text-properties officeooo:rsid="00e1f96c" officeooo:paragraph-rsid="00e1f96c"/>
    </style:style>
    <style:style style:name="P265" style:family="paragraph" style:parent-style-name="Heading_20_2">
      <style:text-properties officeooo:rsid="00e33796" officeooo:paragraph-rsid="00e33796"/>
    </style:style>
    <style:style style:name="P266" style:family="paragraph" style:parent-style-name="Heading_20_2">
      <style:text-properties officeooo:rsid="00e3588d" officeooo:paragraph-rsid="00e3588d"/>
    </style:style>
    <style:style style:name="P267" style:family="paragraph" style:parent-style-name="Heading_20_2">
      <style:text-properties officeooo:rsid="00e442bd" officeooo:paragraph-rsid="00e442bd"/>
    </style:style>
    <style:style style:name="P268" style:family="paragraph" style:parent-style-name="Heading_20_2">
      <style:text-properties officeooo:paragraph-rsid="00e56b57"/>
    </style:style>
    <style:style style:name="P269" style:family="paragraph" style:parent-style-name="Heading_20_2">
      <style:text-properties officeooo:rsid="00eb641e" officeooo:paragraph-rsid="00eb641e"/>
    </style:style>
    <style:style style:name="P270" style:family="paragraph" style:parent-style-name="Heading_20_2">
      <style:text-properties officeooo:rsid="00ef305d" officeooo:paragraph-rsid="00ef305d"/>
    </style:style>
    <style:style style:name="P271" style:family="paragraph" style:parent-style-name="Heading_20_2">
      <style:text-properties officeooo:rsid="00f22801" officeooo:paragraph-rsid="00f22801"/>
    </style:style>
    <style:style style:name="P272" style:family="paragraph" style:parent-style-name="Heading_20_2">
      <style:text-properties officeooo:rsid="00fa2abc" officeooo:paragraph-rsid="00fa2abc"/>
    </style:style>
    <style:style style:name="P273" style:family="paragraph" style:parent-style-name="Heading_20_2">
      <style:text-properties officeooo:rsid="00fa60fa" officeooo:paragraph-rsid="00fa60fa"/>
    </style:style>
    <style:style style:name="P274" style:family="paragraph" style:parent-style-name="Heading_20_2">
      <style:text-properties officeooo:rsid="00fd8a92" officeooo:paragraph-rsid="00fd8a92"/>
    </style:style>
    <style:style style:name="P275" style:family="paragraph" style:parent-style-name="Heading_20_2">
      <style:text-properties officeooo:rsid="01106b0e" officeooo:paragraph-rsid="01106b0e"/>
    </style:style>
    <style:style style:name="P276" style:family="paragraph" style:parent-style-name="Heading_20_2">
      <style:text-properties officeooo:rsid="0116fbae" officeooo:paragraph-rsid="0116fbae"/>
    </style:style>
    <style:style style:name="P277" style:family="paragraph" style:parent-style-name="Heading_20_2">
      <style:text-properties officeooo:rsid="01235aa6" officeooo:paragraph-rsid="01235aa6"/>
    </style:style>
    <style:style style:name="P278" style:family="paragraph" style:parent-style-name="Heading_20_2">
      <style:text-properties officeooo:rsid="0126f1c2" officeooo:paragraph-rsid="0126f1c2"/>
    </style:style>
    <style:style style:name="P279" style:family="paragraph" style:parent-style-name="Heading_20_2">
      <style:text-properties officeooo:rsid="012c86c5" officeooo:paragraph-rsid="012c86c5"/>
    </style:style>
    <style:style style:name="P280" style:family="paragraph" style:parent-style-name="Heading_20_2">
      <style:text-properties officeooo:rsid="0134b2b5" officeooo:paragraph-rsid="0134b2b5"/>
    </style:style>
    <style:style style:name="P281" style:family="paragraph" style:parent-style-name="Heading_20_2">
      <style:text-properties officeooo:rsid="0137c7fd" officeooo:paragraph-rsid="0137c7fd"/>
    </style:style>
    <style:style style:name="P282" style:family="paragraph" style:parent-style-name="Heading_20_2">
      <style:text-properties officeooo:rsid="013c02ed" officeooo:paragraph-rsid="013c02ed"/>
    </style:style>
    <style:style style:name="P283" style:family="paragraph" style:parent-style-name="Heading_20_2">
      <style:text-properties officeooo:rsid="01492f22" officeooo:paragraph-rsid="01492f22"/>
    </style:style>
    <style:style style:name="P284" style:family="paragraph" style:parent-style-name="Heading_20_2">
      <style:text-properties officeooo:rsid="014b5dc7" officeooo:paragraph-rsid="014b5dc7"/>
    </style:style>
    <style:style style:name="P285" style:family="paragraph" style:parent-style-name="Heading_20_2">
      <style:text-properties officeooo:rsid="00ca6be3" officeooo:paragraph-rsid="00ca6be3"/>
    </style:style>
    <style:style style:name="P286" style:family="paragraph" style:parent-style-name="Heading_20_2">
      <style:text-properties officeooo:rsid="01046435" officeooo:paragraph-rsid="01046435"/>
    </style:style>
    <style:style style:name="P287" style:family="paragraph" style:parent-style-name="Heading_20_2">
      <style:text-properties officeooo:rsid="015055aa" officeooo:paragraph-rsid="015055aa"/>
    </style:style>
    <style:style style:name="P288" style:family="paragraph" style:parent-style-name="Heading_20_2">
      <style:text-properties officeooo:rsid="011d1a0d" officeooo:paragraph-rsid="011d1a0d"/>
    </style:style>
    <style:style style:name="P289" style:family="paragraph" style:parent-style-name="Heading_20_2">
      <style:text-properties officeooo:rsid="00eb27ed" officeooo:paragraph-rsid="00eb27ed"/>
    </style:style>
    <style:style style:name="P290" style:family="paragraph" style:parent-style-name="Heading_20_2">
      <style:text-properties officeooo:rsid="00dee0fe" officeooo:paragraph-rsid="00dee0fe"/>
    </style:style>
    <style:style style:name="P291" style:family="paragraph" style:parent-style-name="Heading_20_2">
      <style:text-properties officeooo:rsid="00cdc39a" officeooo:paragraph-rsid="00cdc39a"/>
    </style:style>
    <style:style style:name="P292" style:family="paragraph" style:parent-style-name="Heading_20_2">
      <style:text-properties officeooo:paragraph-rsid="01559dd7"/>
    </style:style>
    <style:style style:name="P293" style:family="paragraph" style:parent-style-name="Text_20_body" style:list-style-name="L1">
      <style:text-properties style:font-name="Arial" officeooo:rsid="00255a43" officeooo:paragraph-rsid="00255a43"/>
    </style:style>
    <style:style style:name="P294" style:family="paragraph" style:parent-style-name="Text_20_body" style:list-style-name="L1">
      <style:text-properties style:font-name="Arial" officeooo:rsid="0025dabd" officeooo:paragraph-rsid="0025dabd"/>
    </style:style>
    <style:style style:name="P295" style:family="paragraph" style:parent-style-name="Text_20_body" style:list-style-name="L1">
      <style:text-properties style:font-name="Arial" officeooo:rsid="00274efc" officeooo:paragraph-rsid="00274efc"/>
    </style:style>
    <style:style style:name="P296" style:family="paragraph" style:parent-style-name="Text_20_body" style:list-style-name="L2">
      <style:text-properties style:font-name="Arial" officeooo:rsid="00307c1c" officeooo:paragraph-rsid="00307c1c"/>
    </style:style>
    <style:style style:name="P297" style:family="paragraph" style:parent-style-name="Text_20_body" style:list-style-name="L2">
      <style:text-properties style:font-name="Arial" style:text-underline-style="none" officeooo:rsid="0031dab7" officeooo:paragraph-rsid="0031dab7"/>
    </style:style>
    <style:style style:name="P298" style:family="paragraph" style:parent-style-name="Text_20_body" style:list-style-name="L3">
      <style:text-properties style:font-name="Arial" officeooo:rsid="0033bf59" officeooo:paragraph-rsid="0033bf59"/>
    </style:style>
    <style:style style:name="P299" style:family="paragraph" style:parent-style-name="Text_20_body" style:list-style-name="L3">
      <style:text-properties style:font-name="Arial" officeooo:rsid="00352d54" officeooo:paragraph-rsid="00352d54"/>
    </style:style>
    <style:style style:name="P300" style:family="paragraph" style:parent-style-name="Text_20_body" style:list-style-name="L4">
      <style:text-properties style:font-name="Arial" officeooo:rsid="00379e33" officeooo:paragraph-rsid="00379e33"/>
    </style:style>
    <style:style style:name="P301" style:family="paragraph" style:parent-style-name="Text_20_body" style:list-style-name="L5">
      <style:text-properties style:font-name="Arial" officeooo:rsid="003ac80d" officeooo:paragraph-rsid="003ac80d"/>
    </style:style>
    <style:style style:name="P302" style:family="paragraph" style:parent-style-name="Text_20_body" style:list-style-name="L6">
      <style:text-properties style:font-name="Arial" officeooo:rsid="003ac80d" officeooo:paragraph-rsid="003ac80d"/>
    </style:style>
    <style:style style:name="P303" style:family="paragraph" style:parent-style-name="Text_20_body" style:list-style-name="L7">
      <style:text-properties officeooo:rsid="003c25b4" officeooo:paragraph-rsid="003c25b4"/>
    </style:style>
    <style:style style:name="P304" style:family="paragraph" style:parent-style-name="Text_20_body" style:list-style-name="L8">
      <style:text-properties officeooo:rsid="003ef6b4" officeooo:paragraph-rsid="003ef6b4"/>
    </style:style>
    <style:style style:name="P305" style:family="paragraph" style:parent-style-name="Text_20_body" style:list-style-name="L9">
      <style:text-properties officeooo:rsid="00472560" officeooo:paragraph-rsid="00472560"/>
    </style:style>
    <style:style style:name="P306" style:family="paragraph" style:parent-style-name="Text_20_body" style:list-style-name="L9">
      <style:text-properties officeooo:rsid="00482f53" officeooo:paragraph-rsid="00482f53"/>
    </style:style>
    <style:style style:name="P307" style:family="paragraph" style:parent-style-name="Text_20_body" style:list-style-name="L10">
      <style:text-properties fo:font-weight="bold" officeooo:rsid="004b1ee3" officeooo:paragraph-rsid="004b1ee3" style:font-weight-asian="bold" style:font-weight-complex="bold"/>
    </style:style>
    <style:style style:name="P308" style:family="paragraph" style:parent-style-name="Text_20_body" style:list-style-name="L13">
      <style:text-properties fo:font-weight="bold" officeooo:rsid="0060b40d" officeooo:paragraph-rsid="0060b40d" style:font-weight-asian="bold" style:font-weight-complex="bold"/>
    </style:style>
    <style:style style:name="P309" style:family="paragraph" style:parent-style-name="Text_20_body" style:list-style-name="L21">
      <style:text-properties fo:font-weight="bold" officeooo:rsid="01021472" officeooo:paragraph-rsid="01021472" style:font-weight-asian="bold" style:font-weight-complex="bold"/>
    </style:style>
    <style:style style:name="P310" style:family="paragraph" style:parent-style-name="Text_20_body" style:list-style-name="L21">
      <style:text-properties fo:font-weight="bold" officeooo:rsid="0102b0f1" officeooo:paragraph-rsid="0102b0f1" style:font-weight-asian="bold" style:font-weight-complex="bold"/>
    </style:style>
    <style:style style:name="P311" style:family="paragraph" style:parent-style-name="Text_20_body" style:list-style-name="L21">
      <style:text-properties fo:font-weight="bold" officeooo:rsid="01046435" officeooo:paragraph-rsid="01046435" style:font-weight-asian="bold" style:font-weight-complex="bold"/>
    </style:style>
    <style:style style:name="P312" style:family="paragraph" style:parent-style-name="Text_20_body" style:list-style-name="L21">
      <style:text-properties fo:font-weight="bold" officeooo:rsid="0106962c" officeooo:paragraph-rsid="0106962c" style:font-weight-asian="bold" style:font-weight-complex="bold"/>
    </style:style>
    <style:style style:name="P313" style:family="paragraph" style:parent-style-name="Text_20_body" style:list-style-name="L22">
      <style:text-properties fo:font-weight="bold" officeooo:rsid="00c7326a" officeooo:paragraph-rsid="00c7326a" style:font-weight-asian="bold" style:font-weight-complex="bold"/>
    </style:style>
    <style:style style:name="P314" style:family="paragraph" style:parent-style-name="Text_20_body" style:list-style-name="L23">
      <style:text-properties fo:font-weight="bold" officeooo:rsid="00c7326a" officeooo:paragraph-rsid="00c7326a" style:font-weight-asian="bold" style:font-weight-complex="bold"/>
    </style:style>
    <style:style style:name="P315" style:family="paragraph" style:parent-style-name="Text_20_body" style:list-style-name="L23">
      <style:text-properties fo:font-weight="bold" officeooo:rsid="0121a7f8" officeooo:paragraph-rsid="0121a7f8" style:font-weight-asian="bold" style:font-weight-complex="bold"/>
    </style:style>
    <style:style style:name="P316" style:family="paragraph" style:parent-style-name="Text_20_body" style:list-style-name="L23">
      <style:text-properties fo:font-weight="bold" officeooo:rsid="0136e4a5" officeooo:paragraph-rsid="0136e4a5" style:font-weight-asian="bold" style:font-weight-complex="bold"/>
    </style:style>
    <style:style style:name="P317" style:family="paragraph" style:parent-style-name="Text_20_body" style:list-style-name="L27">
      <style:text-properties fo:font-weight="bold" officeooo:rsid="011d1a0d" officeooo:paragraph-rsid="011d1a0d" style:font-weight-asian="bold" style:font-weight-complex="bold"/>
    </style:style>
    <style:style style:name="P318" style:family="paragraph" style:parent-style-name="Text_20_body" style:list-style-name="L27">
      <style:text-properties fo:font-weight="bold" officeooo:rsid="00f9866d" officeooo:paragraph-rsid="011eafdc" style:font-weight-asian="bold" style:font-weight-complex="bold"/>
    </style:style>
    <style:style style:name="P319" style:family="paragraph" style:parent-style-name="Text_20_body" style:list-style-name="L30">
      <style:text-properties fo:font-weight="bold" officeooo:rsid="01008b5c" officeooo:paragraph-rsid="01008b5c" style:font-weight-asian="bold" style:font-weight-complex="bold"/>
    </style:style>
    <style:style style:name="P320" style:family="paragraph" style:parent-style-name="Text_20_body" style:list-style-name="L24">
      <style:text-properties fo:font-weight="bold" officeooo:rsid="0154c567" officeooo:paragraph-rsid="0154c567" style:font-weight-asian="bold" style:font-weight-complex="bold"/>
    </style:style>
    <style:style style:name="P321" style:family="paragraph" style:parent-style-name="Text_20_body" style:list-style-name="L11">
      <style:text-properties officeooo:rsid="00536b1d" officeooo:paragraph-rsid="00536b1d"/>
    </style:style>
    <style:style style:name="P322" style:family="paragraph" style:parent-style-name="Text_20_body" style:list-style-name="L12">
      <style:text-properties officeooo:rsid="005b8a8a" officeooo:paragraph-rsid="005b8a8a"/>
    </style:style>
    <style:style style:name="P323" style:family="paragraph" style:parent-style-name="Text_20_body" style:list-style-name="L13">
      <style:text-properties fo:font-weight="normal" officeooo:rsid="0060b40d" officeooo:paragraph-rsid="0060b40d" style:font-weight-asian="normal" style:font-weight-complex="normal"/>
    </style:style>
    <style:style style:name="P324" style:family="paragraph" style:parent-style-name="Text_20_body" style:list-style-name="L21">
      <style:text-properties fo:font-weight="normal" officeooo:rsid="01049910" officeooo:paragraph-rsid="01049910" style:font-weight-asian="normal" style:font-weight-complex="normal"/>
    </style:style>
    <style:style style:name="P325" style:family="paragraph" style:parent-style-name="Text_20_body" style:list-style-name="L21">
      <style:text-properties fo:font-weight="normal" officeooo:rsid="0106962c" officeooo:paragraph-rsid="0106962c" style:font-weight-asian="normal" style:font-weight-complex="normal"/>
    </style:style>
    <style:style style:name="P326" style:family="paragraph" style:parent-style-name="Text_20_body" style:list-style-name="L27">
      <style:text-properties fo:font-weight="normal" officeooo:rsid="01206966" officeooo:paragraph-rsid="01206966" style:font-weight-asian="normal" style:font-weight-complex="normal"/>
    </style:style>
    <style:style style:name="P327" style:family="paragraph" style:parent-style-name="Text_20_body" style:list-style-name="L30">
      <style:text-properties fo:font-weight="normal" officeooo:rsid="01008b5c" officeooo:paragraph-rsid="01008b5c" style:font-weight-asian="normal" style:font-weight-complex="normal"/>
    </style:style>
    <style:style style:name="P328" style:family="paragraph" style:parent-style-name="Text_20_body" style:list-style-name="L14">
      <style:text-properties officeooo:rsid="009c040f" officeooo:paragraph-rsid="009c040f"/>
    </style:style>
    <style:style style:name="P329" style:family="paragraph" style:parent-style-name="Text_20_body" style:list-style-name="L15">
      <style:text-properties officeooo:rsid="00a1f731" officeooo:paragraph-rsid="00a1f731"/>
    </style:style>
    <style:style style:name="P330" style:family="paragraph" style:parent-style-name="Text_20_body" style:list-style-name="L15">
      <style:text-properties officeooo:rsid="00a45080" officeooo:paragraph-rsid="00a45080"/>
    </style:style>
    <style:style style:name="P331" style:family="paragraph" style:parent-style-name="Text_20_body" style:list-style-name="L16">
      <style:text-properties officeooo:rsid="00b6b2e7" officeooo:paragraph-rsid="00b6b2e7"/>
    </style:style>
    <style:style style:name="P332" style:family="paragraph" style:parent-style-name="Text_20_body" style:list-style-name="L17">
      <style:text-properties officeooo:rsid="00b73246" officeooo:paragraph-rsid="00b73246"/>
    </style:style>
    <style:style style:name="P333" style:family="paragraph" style:parent-style-name="Text_20_body" style:list-style-name="L18">
      <style:text-properties officeooo:rsid="00de643a" officeooo:paragraph-rsid="00de643a"/>
    </style:style>
    <style:style style:name="P334" style:family="paragraph" style:parent-style-name="Text_20_body" style:list-style-name="L19">
      <style:text-properties officeooo:rsid="0137c7fd" officeooo:paragraph-rsid="0137c7fd"/>
    </style:style>
    <style:style style:name="P335" style:family="paragraph" style:parent-style-name="Text_20_body" style:list-style-name="L19">
      <style:text-properties officeooo:rsid="0137c7fd" officeooo:paragraph-rsid="0139a897"/>
    </style:style>
    <style:style style:name="P336" style:family="paragraph" style:parent-style-name="Text_20_body" style:list-style-name="L19">
      <style:text-properties officeooo:rsid="013b1350" officeooo:paragraph-rsid="013b1350"/>
    </style:style>
    <style:style style:name="P337" style:family="paragraph" style:parent-style-name="Text_20_body" style:list-style-name="L20">
      <style:text-properties officeooo:rsid="00dfffca" officeooo:paragraph-rsid="00dfffca"/>
    </style:style>
    <style:style style:name="P338" style:family="paragraph" style:parent-style-name="Text_20_body" style:list-style-name="L20">
      <style:text-properties officeooo:rsid="00fd8a92" officeooo:paragraph-rsid="00fd8a92"/>
    </style:style>
    <style:style style:name="P339" style:family="paragraph" style:parent-style-name="Text_20_body" style:list-style-name="L21">
      <style:text-properties officeooo:rsid="00ca6be3" officeooo:paragraph-rsid="00ca6be3"/>
    </style:style>
    <style:style style:name="P340" style:family="paragraph" style:parent-style-name="Text_20_body" style:list-style-name="L21">
      <style:text-properties officeooo:rsid="00e9b8bf" officeooo:paragraph-rsid="00e9b8bf"/>
    </style:style>
    <style:style style:name="P341" style:family="paragraph" style:parent-style-name="Text_20_body" style:list-style-name="L21">
      <style:text-properties officeooo:rsid="012c86c5" officeooo:paragraph-rsid="012c86c5"/>
    </style:style>
    <style:style style:name="P342" style:family="paragraph" style:parent-style-name="Text_20_body" style:list-style-name="L21">
      <style:text-properties officeooo:rsid="0108da21" officeooo:paragraph-rsid="0108da21"/>
    </style:style>
    <style:style style:name="P343" style:family="paragraph" style:parent-style-name="Text_20_body" style:list-style-name="L25">
      <style:text-properties officeooo:paragraph-rsid="015055aa"/>
    </style:style>
    <style:style style:name="P344" style:family="paragraph" style:parent-style-name="Text_20_body" style:list-style-name="L25">
      <style:text-properties officeooo:rsid="015055aa" officeooo:paragraph-rsid="015055aa"/>
    </style:style>
    <style:style style:name="P345" style:family="paragraph" style:parent-style-name="Text_20_body" style:list-style-name="L26">
      <style:text-properties officeooo:rsid="01481870" officeooo:paragraph-rsid="01481870"/>
    </style:style>
    <style:style style:name="P346" style:family="paragraph" style:parent-style-name="Text_20_body" style:list-style-name="L28">
      <style:text-properties officeooo:rsid="00eb27ed" officeooo:paragraph-rsid="00eb27ed"/>
    </style:style>
    <style:style style:name="P347" style:family="paragraph" style:parent-style-name="Text_20_body" style:list-style-name="L29">
      <style:text-properties officeooo:rsid="00dee0fe" officeooo:paragraph-rsid="00dee0fe"/>
    </style:style>
    <style:style style:name="P348" style:family="paragraph" style:parent-style-name="Text_20_body" style:list-style-name="L30">
      <style:text-properties officeooo:paragraph-rsid="01008b5c"/>
    </style:style>
    <style:style style:name="P349" style:family="paragraph" style:parent-style-name="Text_20_body" style:list-style-name="L30">
      <style:text-properties officeooo:rsid="0119cec7" officeooo:paragraph-rsid="0119cec7"/>
    </style:style>
    <style:style style:name="P350" style:family="paragraph" style:parent-style-name="Text_20_body" style:list-style-name="L30">
      <style:text-properties officeooo:rsid="00cf6330" officeooo:paragraph-rsid="00cf6330"/>
    </style:style>
    <style:style style:name="P351" style:family="paragraph" style:parent-style-name="Text_20_body" style:list-style-name="L30">
      <style:text-properties officeooo:rsid="00e3dfda" officeooo:paragraph-rsid="0100d30f"/>
    </style:style>
    <style:style style:name="P352" style:family="paragraph" style:parent-style-name="Text_20_body" style:list-style-name="L30">
      <style:text-properties officeooo:rsid="00f0291f" officeooo:paragraph-rsid="0100d30f"/>
    </style:style>
    <style:style style:name="P353" style:family="paragraph" style:parent-style-name="Text_20_body" style:list-style-name="L30">
      <style:text-properties officeooo:rsid="00e6748b" officeooo:paragraph-rsid="00e6748b"/>
    </style:style>
    <style:style style:name="P354" style:family="paragraph" style:parent-style-name="Text_20_body" style:list-style-name="L30">
      <style:text-properties officeooo:rsid="00f3a03b" officeooo:paragraph-rsid="00f3a03b"/>
    </style:style>
    <style:style style:name="P355" style:family="paragraph" style:parent-style-name="Text_20_body" style:list-style-name="L31">
      <style:text-properties officeooo:paragraph-rsid="01235aa6"/>
    </style:style>
    <style:style style:name="P356" style:family="paragraph" style:parent-style-name="Text_20_body" style:list-style-name="L32">
      <style:text-properties officeooo:rsid="01559dd7" officeooo:paragraph-rsid="01559dd7"/>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fo:font-weight="normal" officeooo:rsid="01008b5c" style:font-weight-asian="normal" style:font-weight-complex="normal"/>
    </style:style>
    <style:style style:name="T23" style:family="text">
      <style:text-properties fo:font-weight="normal" officeooo:rsid="0119fce0" style:font-weight-asian="normal" style:font-weight-complex="normal"/>
    </style:style>
    <style:style style:name="T24" style:family="text">
      <style:text-properties officeooo:rsid="0051ef04"/>
    </style:style>
    <style:style style:name="T25" style:family="text">
      <style:text-properties officeooo:rsid="00528557"/>
    </style:style>
    <style:style style:name="T26" style:family="text">
      <style:text-properties officeooo:rsid="00536b1d"/>
    </style:style>
    <style:style style:name="T27" style:family="text">
      <style:text-properties officeooo:rsid="00540573"/>
    </style:style>
    <style:style style:name="T28" style:family="text">
      <style:text-properties officeooo:rsid="005af90f"/>
    </style:style>
    <style:style style:name="T29" style:family="text">
      <style:text-properties officeooo:rsid="0057d34e"/>
    </style:style>
    <style:style style:name="T30" style:family="text">
      <style:text-properties officeooo:rsid="0060b40d"/>
    </style:style>
    <style:style style:name="T31" style:family="text">
      <style:text-properties officeooo:rsid="00648eef"/>
    </style:style>
    <style:style style:name="T32" style:family="text">
      <style:text-properties officeooo:rsid="006d4b48"/>
    </style:style>
    <style:style style:name="T33" style:family="text">
      <style:text-properties fo:font-weight="bold" style:font-weight-asian="bold" style:font-weight-complex="bold"/>
    </style:style>
    <style:style style:name="T34" style:family="text">
      <style:text-properties officeooo:rsid="0080f56f"/>
    </style:style>
    <style:style style:name="T35" style:family="text">
      <style:text-properties officeooo:rsid="0081af58"/>
    </style:style>
    <style:style style:name="T36" style:family="text">
      <style:text-properties officeooo:rsid="00824989"/>
    </style:style>
    <style:style style:name="T37" style:family="text">
      <style:text-properties officeooo:rsid="00861d57"/>
    </style:style>
    <style:style style:name="T38" style:family="text">
      <style:text-properties officeooo:rsid="008b4d54"/>
    </style:style>
    <style:style style:name="T39" style:family="text">
      <style:text-properties officeooo:rsid="009f94bc"/>
    </style:style>
    <style:style style:name="T40" style:family="text">
      <style:text-properties officeooo:rsid="00a175dc"/>
    </style:style>
    <style:style style:name="T41" style:family="text">
      <style:text-properties officeooo:rsid="00a4292c"/>
    </style:style>
    <style:style style:name="T42" style:family="text">
      <style:text-properties officeooo:rsid="00a45080"/>
    </style:style>
    <style:style style:name="T43" style:family="text">
      <style:text-properties officeooo:rsid="00a5cfad"/>
    </style:style>
    <style:style style:name="T44" style:family="text">
      <style:text-properties officeooo:rsid="00aaff30"/>
    </style:style>
    <style:style style:name="T45" style:family="text">
      <style:text-properties officeooo:rsid="00ac5164"/>
    </style:style>
    <style:style style:name="T46" style:family="text">
      <style:text-properties officeooo:rsid="00b1add7"/>
    </style:style>
    <style:style style:name="T47" style:family="text">
      <style:text-properties officeooo:rsid="00b6b2e7"/>
    </style:style>
    <style:style style:name="T48" style:family="text">
      <style:text-properties officeooo:rsid="00c90ed0"/>
    </style:style>
    <style:style style:name="T49" style:family="text">
      <style:text-properties officeooo:rsid="00ca6be3"/>
    </style:style>
    <style:style style:name="T50" style:family="text">
      <style:text-properties officeooo:rsid="00cd92cc"/>
    </style:style>
    <style:style style:name="T51" style:family="text">
      <style:text-properties officeooo:rsid="00d5a947"/>
    </style:style>
    <style:style style:name="T52" style:family="text">
      <style:text-properties officeooo:rsid="00d6ff97"/>
    </style:style>
    <style:style style:name="T53" style:family="text">
      <style:text-properties officeooo:rsid="00d86395"/>
    </style:style>
    <style:style style:name="T54" style:family="text">
      <style:text-properties officeooo:rsid="00dfffca"/>
    </style:style>
    <style:style style:name="T55" style:family="text">
      <style:text-properties officeooo:rsid="00e3588d"/>
    </style:style>
    <style:style style:name="T56" style:family="text">
      <style:text-properties officeooo:rsid="00e56b57"/>
    </style:style>
    <style:style style:name="T57" style:family="text">
      <style:text-properties officeooo:rsid="00e59ac3"/>
    </style:style>
    <style:style style:name="T58" style:family="text">
      <style:text-properties officeooo:rsid="00e9b8bf"/>
    </style:style>
    <style:style style:name="T59" style:family="text">
      <style:text-properties officeooo:rsid="00f661ab"/>
    </style:style>
    <style:style style:name="T60" style:family="text">
      <style:text-properties officeooo:rsid="00f81996"/>
    </style:style>
    <style:style style:name="T61" style:family="text">
      <style:text-properties officeooo:rsid="00f87daa"/>
    </style:style>
    <style:style style:name="T62" style:family="text">
      <style:text-properties officeooo:rsid="00fad0d5"/>
    </style:style>
    <style:style style:name="T63" style:family="text">
      <style:text-properties officeooo:rsid="00ff306e"/>
    </style:style>
    <style:style style:name="T64" style:family="text">
      <style:text-properties officeooo:rsid="00ff316c"/>
    </style:style>
    <style:style style:name="T65" style:family="text">
      <style:text-properties officeooo:rsid="0100d30f"/>
    </style:style>
    <style:style style:name="T66" style:family="text">
      <style:text-properties fo:font-style="italic" style:font-style-asian="italic" style:font-style-complex="italic"/>
    </style:style>
    <style:style style:name="T67" style:family="text">
      <style:text-properties fo:font-style="normal" style:font-style-asian="normal" style:font-style-complex="normal"/>
    </style:style>
    <style:style style:name="T68" style:family="text">
      <style:text-properties fo:font-style="normal" fo:font-weight="bold"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officeooo:rsid="01060090"/>
    </style:style>
    <style:style style:name="T71" style:family="text">
      <style:text-properties officeooo:rsid="01106b0e"/>
    </style:style>
    <style:style style:name="T72" style:family="text">
      <style:text-properties officeooo:rsid="01255299"/>
    </style:style>
    <style:style style:name="T73" style:family="text">
      <style:text-properties officeooo:rsid="01290d9d"/>
    </style:style>
    <style:style style:name="T74" style:family="text">
      <style:text-properties officeooo:rsid="01235aa6"/>
    </style:style>
    <style:style style:name="T75" style:family="text">
      <style:text-properties officeooo:rsid="0134b2b5"/>
    </style:style>
    <style:style style:name="T76" style:family="text">
      <style:text-properties officeooo:rsid="0139a897"/>
    </style:style>
    <style:style style:name="T77" style:family="text">
      <style:text-properties officeooo:rsid="014c9066"/>
    </style:style>
    <style:style style:name="T78" style:family="text">
      <style:text-properties officeooo:rsid="014def7e"/>
    </style:style>
    <style:style style:name="T79" style:family="text">
      <style:text-properties officeooo:rsid="014e7801"/>
    </style:style>
    <style:style style:name="T80" style:family="text">
      <style:text-properties officeooo:rsid="015055aa"/>
    </style:style>
    <style:style style:name="T81" style:family="text">
      <style:text-properties officeooo:rsid="01509eac"/>
    </style:style>
    <style:style style:name="T82" style:family="text">
      <style:text-properties officeooo:rsid="01543c19"/>
    </style:style>
    <style:style style:name="T83" style:family="text">
      <style:text-properties officeooo:rsid="01559dd7"/>
    </style:style>
    <style:style style:name="T84" style:family="text">
      <style:text-properties officeooo:rsid="015655f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136" text:outline-level="1">0<text:span text:style-name="T4">2</text:span>/<text:span text:style-name="T4">04</text:span>/2022</text:h>
      <text:h text:style-name="P201" text:outline-level="2">Designing a game engine</text:h>
      <text:list xml:id="list879871898" text:style-name="L1">
        <text:list-item>
          <text:p text:style-name="P293">Entry point: what happens when we launch the engine? What is executed first?</text:p>
        </text:list-item>
        <text:list-item>
          <text:p text:style-name="P293">Application Layer: the part of the engine that handles events and everything’s needed to get the game loop working.</text:p>
        </text:list-item>
        <text:list-item>
          <text:p text:style-name="P293">Window Layer: used to handle windows, the targets of the engine’s output.</text:p>
          <text:list>
            <text:list-item>
              <text:p text:style-name="P294">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294">Renderer: the part used to render graphics at each frame, it’s the biggest and the most complicated system. </text:p>
        </text:list-item>
        <text:list-item>
          <text:p text:style-name="P294">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294">Debug support: visualize colliders, logging, debug graphics, analyze performances (profiling)...any kind of tool used to debug an application made with the engine.</text:p>
        </text:list-item>
        <text:list-item>
          <text:p text:style-name="P294">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295">Memory systems: handle memory allocation, avoid leaks.</text:p>
        </text:list-item>
        <text:list-item>
          <text:p text:style-name="P295">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295">Physics</text:p>
        </text:list-item>
        <text:list-item>
          <text:p text:style-name="P295">File I/O, VFS (Virtual File System)</text:p>
        </text:list-item>
        <text:list-item>
          <text:p text:style-name="P295">Build system: assets aren’t optimized for use for our engine. It’s necessary to establish a custom data format and convert data to it, so that handling asset data is more efficient.</text:p>
        </text:list-item>
      </text:list>
      <text:h text:style-name="P137" text:outline-level="1">02/05/2022</text:h>
      <text:h text:style-name="P202"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202"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138" text:outline-level="1"><text:soft-page-break/>02/05/222</text:h>
      <text:h text:style-name="P203"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4122287865" text:style-name="L2">
        <text:list-item>
          <text:p text:style-name="P296">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297">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204" text:outline-level="2">What I learnt</text:h>
      <text:list xml:id="list581281348" text:style-name="L3">
        <text:list-item>
          <text:p text:style-name="P298">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299">Entry points can be put in libraries! This makes me understand how SDL and glew worked in theory.</text:p>
        </text:list-item>
      </text:list>
      <text:h text:style-name="P139" text:outline-level="1">02/05/2022</text:h>
      <text:h text:style-name="P205"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309341241" text:style-name="L4">
        <text:list-item>
          <text:p text:style-name="P300">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140" text:outline-level="1">02/06/2022</text:h>
      <text:h text:style-name="P206"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89576701" text:style-name="L5">
        <text:list-item>
          <text:p text:style-name="P301">Downloaded a premake executable</text:p>
        </text:list-item>
        <text:list-item>
          <text:p text:style-name="P301">Written a premake file</text:p>
        </text:list-item>
        <text:list-item>
          <text:p text:style-name="P301">Made a script to automatically call the premake build command</text:p>
        </text:list-item>
      </text:list>
      <text:h text:style-name="P207" text:outline-level="2">What I learnt</text:h>
      <text:list xml:id="list3741389301" text:style-name="L6">
        <text:list-item>
          <text:p text:style-name="P302">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302">Automate as much as possible! Even typing a command to call premake is wasted time that adds up and could’ve been spent differently (hence the bat script to automatically call the command).</text:p>
        </text:list-item>
      </text:list>
      <text:h text:style-name="P141" text:outline-level="1">02/06/2022</text:h>
      <text:h text:style-name="P207"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208" text:outline-level="2"><text:soft-page-break/>Expansions:</text:h>
      <text:list xml:id="list3641260491" text:style-name="L7">
        <text:list-item>
          <text:p text:style-name="P303">Buffered event system: every once in a while, dispatch all the queued events so that the engine isn’t blocked every time an event occurs.</text:p>
        </text:list-item>
      </text:list>
      <text:h text:style-name="P142" text:outline-level="1">06/02/2022</text:h>
      <text:h text:style-name="P209"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044608413" text:style-name="L8">
        <text:list-item>
          <text:p text:style-name="P304">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304">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210" text:outline-level="2">Improvement</text:h>
      <text:p text:style-name="P67">Declare the EventDispatcher and set up the callbacks only once, then just call dispatch after that, don’t bind functions every time an event is dispatched to the layer.</text:p>
      <text:h text:style-name="P143" text:outline-level="1">02/07/2022</text:h>
      <text:h text:style-name="P211"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144" text:outline-level="1">02/07/2022</text:h>
      <text:h text:style-name="P144"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145" text:outline-level="1"><text:soft-page-break/>02/09/2022</text:h>
      <text:h text:style-name="P212"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212"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42020626" text:style-name="L9">
        <text:list-item>
          <text:p text:style-name="P305">Create a WindowsWindow</text:p>
        </text:list-item>
        <text:list-item>
          <text:p text:style-name="P305">Specify an EventCallback, by binding a function: for the binding process I used a macro, since the syntax is pretty long</text:p>
        </text:list-item>
        <text:list-item>
          <text:p text:style-name="P305">Then, for each type of event, a lambda function is specified:</text:p>
          <text:list>
            <text:list-item>
              <text:p text:style-name="P305">The WindowData object is retrieved: it contains data about the window and it is set when initializing it.</text:p>
            </text:list-item>
            <text:list-item>
              <text:p text:style-name="P305">Depending on the type of event, the data is modified (for example when the window is resized, width and height are changed)</text:p>
            </text:list-item>
            <text:list-item>
              <text:p text:style-name="P305">Then, since the data also contains the event callback previously set, it is possible to create an event (KeyEvent, MouseEvent) depending on what triggered the lambda, and pass it to the callback function</text:p>
            </text:list-item>
          </text:list>
        </text:list-item>
        <text:list-item>
          <text:p text:style-name="P305">Finally, the callback function can handle the events <text:span text:style-name="T19">however it wants. In this case, an EventDispatcher object is created and the event is passed to it, binding it a callback.</text:span></text:p>
          <text:list>
            <text:list-item>
              <text:p text:style-name="P306">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146" text:outline-level="1">02/10/2022</text:h>
      <text:h text:style-name="P213"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908246005" text:style-name="L10">
        <text:list-item>
          <text:p text:style-name="P307">Layer: <text:span text:style-name="T20">represents a Layer and has a few methods used as callbacks for events such as layer added, removed or updated. In addition, there’s an OnEvent function used to handle events</text:span></text:p>
        </text:list-item>
        <text:list-item>
          <text:p text:style-name="P307">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147" text:outline-level="1">02/11/2022</text:h>
      <text:h text:style-name="P214"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215" text:outline-level="2">Glad</text:h>
      <text:p text:style-name="Text_20_body"><text:span text:style-name="T24">Pretty interested to notice that Glew is considered outdated or not easily configurable. </text:span><text:span text:style-name="T25">By the way, added Glad as a dependency and tested it by generating a vertex array: was getting a memory error and I panicked, but I was just putting the glGenVertexArray call before creating the window and initializing OpenGL.</text:span></text:p>
      <text:h text:style-name="P148" text:outline-level="1">02/12/2022</text:h>
      <text:h text:style-name="P216" text:outline-level="2">ImGui</text:h>
      <text:p text:style-name="P29">Added ImGui as an external library in <text:span text:style-name="T26">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835492902" text:style-name="L11">
        <text:list-item>
          <text:p text:style-name="P321">The size of the display is set. Said size is obtained from the Application, that I turned into a singleton for it to be accessible from everywhere. </text:p>
        </text:list-item>
        <text:list-item>
          <text:p text:style-name="P321">Delta time is roughly computed and assigned to the ImGuiIO object used in the context</text:p>
        </text:list-item>
        <text:list-item>
          <text:p text:style-name="P321">A new ImGui frame is created</text:p>
        </text:list-item>
        <text:list-item>
          <text:p text:style-name="P321">The demo window is shown, <text:span text:style-name="T27">but it’s not possible to interact with it yet, since the input events haven’t been binded</text:span></text:p>
        </text:list-item>
      </text:list>
      <text:h text:style-name="P149" text:outline-level="1">02/13/2022</text:h>
      <text:h text:style-name="P217"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150" text:outline-level="1">02/16/2022</text:h>
      <text:h text:style-name="P218" text:outline-level="2">Input polling</text:h>
      <text:p text:style-name="P33"><text:span text:style-name="T29">Basically the process with which the user is able to check the state of the input (e.g. is the alt key down in this moment?). </text:span><text:span text:style-name="T28">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151"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215043717" text:style-name="L12">
        <text:list-item>
          <text:p text:style-name="P322">We use a different set of macros depending on the operating system: we could just add an #ifdef WINDOWS_PLATFORM before the current codes and then do an #else ifdef UNIX_PLATFORM and redefine the macros</text:p>
        </text:list-item>
        <text:list-item>
          <text:p text:style-name="P322">We use a translation table. With the previous approach, serializing that data becomes a bit hard, while a translation table adds dynamicity and doesn’t introduce much overhead.</text:p>
        </text:list-item>
      </text:list>
      <text:h text:style-name="P152" text:outline-level="1">02/17/2022</text:h>
      <text:h text:style-name="P219"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30">The whole architecture is split into 2 main parts:</text:span></text:p>
      <text:list xml:id="list4014845385" text:style-name="L13">
        <text:list-item>
          <text:p text:style-name="P308">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308">Renderer:<text:span text:style-name="T20"> the Renderer uses the Rendering API and it’s built at a higher abstraction layer. In that way, even though the API may change, the Renderer doesn’t need to and it’s platform-agnostic. </text:span></text:p>
          <text:list>
            <text:list-item>
              <text:p text:style-name="P323">2D / 3D renderers, forward / deferred renderers</text:p>
            </text:list-item>
            <text:list-item>
              <text:p text:style-name="P323">Scene graph</text:p>
            </text:list-item>
            <text:list-item>
              <text:p text:style-name="P323">Sorting, culling, cameras, LOD</text:p>
            </text:list-item>
            <text:list-item>
              <text:p text:style-name="P308"><text:soft-page-break/><text:span text:style-name="T20">Materials, animation, VFX, </text:span><text:span text:style-name="T21">PostFX</text:span></text:p>
            </text:list-item>
          </text:list>
        </text:list-item>
      </text:list>
      <text:h text:style-name="P153" text:outline-level="1">02/18/2022</text:h>
      <text:h text:style-name="P220"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221"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31">In case I follow it, I’ll write notes in the next days.</text:span></text:p>
      <text:h text:style-name="P154" text:outline-level="1">02/19/2022</text:h>
      <text:h text:style-name="P222"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155" text:outline-level="1"><text:soft-page-break/>02/20/2022</text:h>
      <text:h text:style-name="P223"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156" text:outline-level="1">02/21/2022</text:h>
      <text:h text:style-name="P224"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2">and glEnableAttribArray lets us enable that particular attribute. At this point, some graphics card allow us to draw triangles with a default shader, in other cases we might need one.</text:span></text:p>
      <text:h text:style-name="P225"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157" text:outline-level="1">23/02/2022</text:h>
      <text:h text:style-name="P226"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227"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158" text:outline-level="1">02/25/2022</text:h>
      <text:h text:style-name="P228"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229"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230"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159" text:outline-level="1">02/27/2022</text:h>
      <text:h text:style-name="P231"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160" text:outline-level="1"><text:span text:style-name="T44">02/28/</text:span>2022</text:h>
      <text:h text:style-name="P232" text:outline-level="2">Model / View / Projection matrices</text:h>
      <text:p text:style-name="P52">A projection matrix scales vertices so that they’re correctly mapped to OpenGL space (that goes from -1 to 1 in both axis).</text:p>
      <text:p text:style-name="P53">A <text:span text:style-name="T33">view matrix</text:span> represents the transform of a camera. </text:p>
      <text:p text:style-name="P53">A <text:span text:style-name="T33">model matrix</text:span> represents the transform of a 3D model.</text:p>
      <text:p text:style-name="P54">The position of a vertex on the screen is ultimately determined by the formula P*V*M*v.</text:p>
      <text:p text:style-name="P54"><text:span text:style-name="T33">Transform</text:span> is the combination of translation, rotation and scale.</text:p>
      <text:h text:style-name="P233" text:outline-level="2">ImGui</text:h>
      <text:p text:style-name="P56">...<text:span text:style-name="T34">added ImGui, setup a small slider used to move textures around using dear ImGui makes me want to make lots of stuff with it, it looks so comfortable to use to make GUIs.</text:span></text:p>
      <text:h text:style-name="P161" text:outline-level="1">03/04/2022</text:h>
      <text:h text:style-name="P234" text:outline-level="2">End of basic OpenGL | Shaders</text:h>
      <text:p text:style-name="P55">Decided to get back to the engine, since lot of future stuff is covered there. <text:span text:style-name="T35">Added a basic Shader class that handles the creation of a shader from its source code and has Bind / Unbind methods. Wrote a very basic shader that colours triangles purple, </text:span><text:span text:style-name="T36">started abstracting away OpenGL.</text:span></text:p>
      <text:h text:style-name="P162" text:outline-level="1"><text:soft-page-break/><text:span text:style-name="T44">03/09</text:span>/2022</text:h>
      <text:h text:style-name="P235" text:outline-level="2">Renderer flow</text:h>
      <text:p text:style-name="P57">The last thing we need to abstract away from our engine is OpenGL’s draw call<text:span text:style-name="T37">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163" text:outline-level="1"><text:span text:style-name="T44">03/11/</text:span>2022</text:h>
      <text:h text:style-name="P236"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8">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164" text:outline-level="1"><text:span text:style-name="T44">03/13</text:span>/2022</text:h>
      <text:h text:style-name="P237"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238" text:outline-level="2">Moving to Sandbox</text:h>
      <text:p text:style-name="P62">Moved everything but the things that are inherent to the engine to Sandbox. This includes buffers and arrays, shaders, the camera.</text:p>
      <text:h text:style-name="P165" text:outline-level="1"><text:span text:style-name="T45">03/14</text:span>/2022</text:h>
      <text:h text:style-name="P239"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240" text:outline-level="2">Transform</text:h>
      <text:p text:style-name="P68">Added a parameter to Renderer::Submit so that it’s possible to specify a Transform matrix, which contains scale, position, rotation data. That matrix is then passed to the shader as a uniform and multiplied by the view / projection matrix.</text:p>
      <text:h text:style-name="P239" text:outline-level="2">Improvements</text:h>
      <text:p text:style-name="P65">Time retrieval should be platform-independent (have a few helpers in Platform).</text:p>
      <text:h text:style-name="P166" text:outline-level="1"><text:span text:style-name="T45">03/17</text:span>/2022</text:h>
      <text:p text:style-name="P69">Abstracted Shader, added some more utility functions in OpenGLShader used to upload different types of data to a shader; also added a simple ImGui slider used to control the color of the triangles drawn on screen.</text:p>
      <text:h text:style-name="P241" text:outline-level="2">References and smart pointers</text:h>
      <text:p text:style-name="P70">When working with game engines, things are done kinda asynchronously. At the moment, for example, the Renderer draws what it’s been submitted immediately, but usually this doesn’t really happen. Instead, elements are submitted and after that, they’re rendered.</text:p>
      <text:p text:style-name="P70">In the context of a multi-threaded engine, the submission might happen at some point, while the rendering could happen after a while. If the Application (the game) deletes the memory of a VertexBuffer that has been submitted but not rendered, the Renderer won’t be able to actually render it because the memory will be lost.</text:p>
      <text:p text:style-name="P71">Added name redefinitions in Core.h for shared and unique pointers: they’re templated, but in the future <text:span text:style-name="T33">(Improvement)</text:span>, if we end up using a certain kind of reference a lot of times, we could just rename std::shared_ptr&lt;RefType&gt; to a simpler name.</text:p>
      <text:h text:style-name="P167" text:outline-level="1"><text:soft-page-break/><text:span text:style-name="T45">03/18</text:span>/2022</text:h>
      <text:h text:style-name="P242" text:outline-level="2">Textures</text:h>
      <text:p text:style-name="P72">Managed to render a square and use a shader to display texture coordinates (all by myself! Not really that big of a deal, but I’m happy that I was pretty confident about what I was doing).</text:p>
      <text:p text:style-name="P73">After that, I was able to render a simple Texture, using the same abstraction pattern we previously used for the rest of the Renderer elements (buffers, shaders…), so I added both a Texture class and an OpenGLTexture class. </text:p>
      <text:p text:style-name="P73">Edited the square shader to sample the pixel colors from a 2D sampler, added a uniform upload to pass the Texture slot to the shader. <text:span text:style-name="T39">Also enabled blending in the OpenGLRendererAPI </text:span><text:span text:style-name="T40">in order to be able to render transparent images.</text:span></text:p>
      <text:h text:style-name="P243" text:outline-level="2">Improvements</text:h>
      <text:list xml:id="list2036357243" text:style-name="L14">
        <text:list-item>
          <text:p text:style-name="P328"><text:span text:style-name="T39">Configurable </text:span>Mig / mag <text:span text:style-name="T39">filters</text:span></text:p>
        </text:list-item>
      </text:list>
      <text:h text:style-name="P168" text:outline-level="1"><text:span text:style-name="T45">03/19</text:span>/2022</text:h>
      <text:h text:style-name="P244" text:outline-level="2">Shader assets <text:span text:style-name="T41">and library</text:span></text:h>
      <text:p text:style-name="P74">Having shader sources in strings is a bit terrible, so we’re going to simplify the process a little bit and make it nicer. Added a texture.glsl file <text:span text:style-name="T42">containing the definitions for both the vertex and fragment shaders that implement the shader used to render a texture: before each shader, I added a #type shader_type mark, so that when Debut parses the file, it’s able to detect which kind of shader it should get the source for.</text:span></text:p>
      <text:p text:style-name="P75">The Shader creation process is now a bit tidier, with 4 main functions: ReadFile <text:span text:style-name="T43">(reads a file and outputs its content into a string), PreProcess (splits the shaders contained in the source depending on their types and saves them into a &lt;Glenum, string&gt; map that connects a shader type (GL_FRAGMENT_SHADER / GL_VERTEX_SHADER) to its source), Compile (compiles the shaders contained in the aforementioned map) and Link (links the program).</text:span></text:p>
      <text:p text:style-name="P76">Also adedd a ShaderLibrary to make the code of SandboxApp cleaner. Finally put the simple flat color shader into its own file, removed the Shader references from SandboxApp: now the user can just call ShaderLibrary.Load to load a shader into the library and access it via ShaderLibrary.Get.</text:p>
      <text:h text:style-name="P245" text:outline-level="2">Improvement<text:span text:style-name="T43">s</text:span></text:h>
      <text:list xml:id="list723763505" text:style-name="L15">
        <text:list-item>
          <text:p text:style-name="P329">Don’t use ifstream, instead abstract the file system, maybe even create an abstraction for each platform. In the future, assets will probably be bundled together in a compressed binary object that we should be able to navigate easily.</text:p>
        </text:list-item>
        <text:list-item>
          <text:p text:style-name="P330">Make ReadFile a bit more generic? An engine-dedicated file manager would be <text:soft-page-break/>pretty nice to have</text:p>
        </text:list-item>
      </text:list>
      <text:h text:style-name="P169" text:outline-level="1"><text:span text:style-name="T45">03/20</text:span>/2022</text:h>
      <text:h text:style-name="P246" text:outline-level="2">CameraController</text:h>
      <text:p text:style-name="P77">Every engine provides an editor camera used to render the elements in the engine: that’s what we’re going to add, an editor controller, not a standard camera controller, as the latter is usually implemented by the game developer depending on their needs.</text:p>
      <text:p text:style-name="P79">The current OrthographicCameraController supports zoom and moving the camera around the scene: it <text:span text:style-name="T44">also supports screen resizing (had to appropriately configure OpenGL to do that though).</text:span></text:p>
      <text:h text:style-name="P170" text:outline-level="1"><text:span text:style-name="T45">03/21</text:span>/2022</text:h>
      <text:h text:style-name="P247" text:outline-level="2">Sandbox2D</text:h>
      <text:p text:style-name="P78">Moved all the relevant stuff from ExampleLayer to a layer called Sandbox2D, which only contains a square of which we can edit the colour via ImGui. Also moved some files from Debut to Debut/Core.</text:p>
      <text:h text:style-name="P171" text:outline-level="1">03/22/2022</text:h>
      <text:h text:style-name="P248" text:outline-level="2">2D Renderer fist steps</text:h>
      <text:p text:style-name="P81">Created a fully static Renderer2D class, added methods for drawing quads (DrawQuad), given their position, scale and color. Also added BeginScene, which sends the projection matrices to the shaders, and another DrawQuad function, that uses a shader to render a texture on a quad.</text:p>
      <text:p text:style-name="P81">Edited Shader and OpenGLShader so that we can now set values without having to cast shaders to their OpenGL corrispectives and thus breaking the abstraction layers.</text:p>
      <text:h text:style-name="P171" text:outline-level="1">03/23/2022</text:h>
      <text:h text:style-name="P249" text:outline-level="2">Single shader rendering</text:h>
      <text:p text:style-name="P81">At the moment, rendering quads with different shaders requires switching shaders on the flight: an easy solution might be to store the quads to draw in a &lt;Shader, vector&lt;Quad&gt;&gt; map, so that when binding a shader, we’re able to render all the quads using that shader.</text:p>
      <text:p text:style-name="P81">For now, we’ll just make a single shader that lets us both specify a texture to render and / or specify a colour. <text:span text:style-name="T46">Since the shader still samples from a texture, we need to pass it a premade white texture so that when the shader multiplies the color by it, the result is just the color. In order to do that, I added a new constructor in Texture2D so that it’s possible to just create a Texture2D object without specifying a file path and, only after that, </text:span><text:soft-page-break/><text:span text:style-name="T46">manually set the data for it. This allowed me to create a single 1x1 white texture just by passing 0xffffffff (rgba = 255).</text:span></text:p>
      <text:p text:style-name="P82">In the same way, when we want to only have the texture, we must pass white for the colour, so that when the sampled colour and u_Color are multiplied, the sampled colour is the only one that contributes to the final fragment color.</text:p>
      <text:h text:style-name="P172" text:outline-level="1">03/24/2022</text:h>
      <text:h text:style-name="P250" text:outline-level="2">Profiling</text:h>
      <text:p text:style-name="P83">Even though Visual Studio already has a profiler, it’s important to let users be able to profile independently on the platform: that’s why we need to implement our own profiling system.</text:p>
      <text:p text:style-name="P85">Added a simple Timer class that keeps track of the time when it’s created and computes the delta when it’s destroyed: in that way, we can use a lambda to get the result whenever the timer is destroyed. Putting a Timer in a scope along with the parts of the code that we want to profile lets us get a ProfileResult when the Timer is destroyed, which is added to a vector of ProfileResults and, finally, rendered on screen via ImGui.<text:span text:style-name="T47">7</text:span></text:p>
      <text:h text:style-name="P173" text:outline-level="1">03/25/2022</text:h>
      <text:h text:style-name="P251" text:outline-level="2">Visual profiling</text:h>
      <text:p text:style-name="P84">Showing numbers via ImGui isn’t really ideal in order to analyze data coming out of our engine. A visual way to represent that data would be really nice for human beings, as it would allow us to notice at first sight which functions are the bottlenecks of the application and optimize them. </text:p>
      <text:p text:style-name="P84">Google Chrome comes with a built-in profile data visualizer (chrome://tracing): we just need to build the json file and open it with it. The concept is very similar to standard profiling, only that instead of outputting data to a vector and then to ImGui, we output it to a Json file that is finally parsed by Chrome.</text:p>
      <text:h text:style-name="P251" text:outline-level="2">Improvements</text:h>
      <text:list xml:id="list3978279529" text:style-name="L16">
        <text:list-item>
          <text:p text:style-name="P331">Get rid of the Chrome dependency and build my own profiler, or find a profiler made with ImGui and integrate it into Debut.</text:p>
        </text:list-item>
      </text:list>
      <text:h text:style-name="P174" text:outline-level="1">03/26/2022</text:h>
      <text:h text:style-name="P252" text:outline-level="2">Improving Renderer2D</text:h>
      <text:p text:style-name="P86">Added a tiling factor as a uniform to our texture shader, so that we can nicely tile textures. At the moment, the tiling factor is a parameter of DrawQuad with a default value of 1, which contributes to congesting the constructor a bit. We have multiple choices to tackle <text:soft-page-break/>this issue (<text:span text:style-name="T33">Improvement</text:span><text:span text:style-name="T20">)</text:span>:</text:p>
      <text:list xml:id="list1805791076" text:style-name="L17">
        <text:list-item>
          <text:p text:style-name="P332">A proper material system, each material holds data that should be passed to a shader, so that when we want to draw a Quad, we just specify its transform and the material that should be used to render it. In addition, the material can be reused.</text:p>
        </text:list-item>
        <text:list-item>
          <text:p text:style-name="P332">A QuadProperties structure that holds the properties of a quad: it is changed depending on the quad we need to draw</text:p>
        </text:list-item>
      </text:list>
      <text:p text:style-name="P86">In addition, the uniform uploading process isn’t very platform-agnostic: SetFloat, SetMat etc imply the use of some kind of uniform upload method, but this may not be true for all graphics API. <text:span text:style-name="T33">Improvement</text:span>: have a look at what uniform buffers are.</text:p>
      <text:h text:style-name="P175" text:outline-level="1">03/27/2022</text:h>
      <text:h text:style-name="P253" text:outline-level="2">Batch rendering</text:h>
      <text:p text:style-name="P87">A draw call per quad is terrible and very performance-heavy. Batch rendering allows us to specify vertices and put them in a buffer, along with the right indices, and finally draw everything in a single vertex array call.</text:p>
      <text:p text:style-name="P87">In Init we initialize the vertex buffer so that it’s able to contain the maximum amount of quads possible (set to 10000 in this case) and we fill the index buffer, preparing it for quad rendering (basically repeating the 0,1,2,2,3,0 pattern for each quad).</text:p>
      <text:p text:style-name="P87">In Begin we clear the previous buffer contents, while each DrawQuad function adds vertices to the buffer (no textures at the moment). Finally, in End we set the Vertex array (the plain c++ data structure) as the vertex buffer data: then, we flush the renderer so that it calls DrawIndexed and renders everything</text:p>
      <text:h text:style-name="P176" text:outline-level="1">03/28/2022</text:h>
      <text:h text:style-name="P254" text:outline-level="2">Batch rendering textures</text:h>
      <text:p text:style-name="P88">Since we’re rendering around 10000 objects per draw call, some of them may have different textures: we can’t bind them one at a time, since we only have a single draw call. Instead, we need to bind different textures to different slots and tell the shader which sampler to use.</text:p>
      <text:p text:style-name="P88">To do that, I edited the shader to have an array of 32 samplers, instead of having a single one, and added an attribute (“TexIndex”) that tells the shader which sampler to use. Then, when it’s time to flush the renderer, each texture is bound at a different location and the draw call is issued.</text:p>
      <text:p text:style-name="P88">At the moment, the limits we have are 10000 objects per draw call (which already makes the application run at 15FPS, even though we don’t have culling yet and we could use some optimizations here and there) and 32 textures per draw call. If we were to surpass those limits, we’d need more than one draw call to render everything correctly.</text:p>
      <text:h text:style-name="P176" text:outline-level="1"><text:soft-page-break/>03/29/2022</text:h>
      <text:h text:style-name="P255" text:outline-level="2">Rotations and batch rendering</text:h>
      <text:p text:style-name="P88">Added the possibility for a user to specify a rotation angle when rendering a quad. This is implemented with a transform * rotation * scale matrix, by which each quad vertex is multiplied. Before this session, we used to assign raw values to the vertices positions, now we have defined the vertices of a quad in an array (the quad is 1x1 units and centered in 0,0), which are multiplied by the transformation matrix when it’s time to submit them to the shader.</text:p>
      <text:h text:style-name="P177" text:outline-level="1">04/02/2022</text:h>
      <text:h text:style-name="P256" text:outline-level="2">Sprite atlases</text:h>
      <text:p text:style-name="P89">Having a lot of textures and needing to bind them multiple times it’s inefficient and even a bit annoying to handle on the engine side. <text:span text:style-name="T48">We could address the issue by grouping multiple sprites into a single texture (a spritesheet): in that way we could render a lot of sprites while only binding a single texture.</text:span></text:p>
      <text:p text:style-name="P90">We just need to tell the Renderer2D to use a SubTexture2D instead of a Texture (just add an override): a SubTexture contains a reference to the whole spritesheet texture and the coordinates of the tile we want to render (top, left, bottom, right). When we create a Subtexture we just create it from a set of coordinates and the constructor takes care of computing the right offsets and sizes.</text:p>
      <text:h text:style-name="P178" text:outline-level="1">04/03/2022</text:h>
      <text:h text:style-name="P257" text:outline-level="2">Frame buffers</text:h>
      <text:p text:style-name="P91">The way we rendered objects until now was to render them directly to the screen. As an alternative to that, we can first render to a buffer and then decide a target for it: that buffer can be then rendered to the screen OR to another target.</text:p>
      <text:p text:style-name="P91">In our case, we <text:span text:style-name="T50">render to a texture so that later we’re able to render that texture to the screen: personal consideration, but I see this technique being very useful for things like previews and render textures in general (portals?).</text:span></text:p>
      <text:h text:style-name="P258" text:outline-level="2">Debutant (Debut Editor)</text:h>
      <text:p text:style-name="P92">The Sandbox2D project gave us a nice way to test features, but in the long run people should be able to build a game with graphic interfaces (e.g. dragging a sprite from an asset browser to the scene viewport instead of creating it via code and directly calling DrawQuad).</text:p>
      <text:p text:style-name="P92">I created a new project, called Debutant (wasn’t very sure that calling tools like Bjork albums would’ve been a good idea), which will become our game editor. With all the infrastructure we created, starting a new project is pretty straightforward: I also caught the <text:soft-page-break/>opportunity to replace loguru with spdlog, which is more efficient and easier to setup (no pch issues at all with it).</text:p>
      <text:p text:style-name="P92">Then, I moved the dockspace-related code from Sandbox2D to Debutant; we’ll still be able to use Sandbox2D to quickly test new stuff we add to Debut.</text:p>
      <text:h text:style-name="P179" text:outline-level="1">04/05/2022</text:h>
      <text:h text:style-name="P259" text:outline-level="2">Birthday!</text:h>
      <text:h text:style-name="P179" text:outline-level="1">04/07/2022</text:h>
      <text:h text:style-name="P259" text:outline-level="2">Code review</text:h>
      <text:p text:style-name="P93">Fixed a bug that caused the viewport not to show up on start and only start rendering after resizing it.</text:p>
      <text:p text:style-name="P93">Refactored a bit the Input classes, added a way to avoid handling events if they’re not related to the viewport (e.g. using the WASD keys while typing in a window that isn’t the viewport).</text:p>
      <text:h text:style-name="P179" text:outline-level="1">04/08/2022</text:h>
      <text:h text:style-name="P260" text:outline-level="2">Entity Component System</text:h>
      <text:p text:style-name="P94">An ECS is a way to manage and process game data. We can think about the scene as a container of objects (entities), similarly to how a Unity scene has GameObjects. How do we store them though?</text:p>
      <text:p text:style-name="P94">Probably, the first naive approach would be to have a base class (Entity) and make other entities derive from it, let’s say we have a Collider and a Physics component. Now, since physics-affected objects usually need a collider, let’s say we want our entity to both have collider and physics data.</text:p>
      <text:p text:style-name="P94">In that case, the only way for us would be to create a new class that inherits from both Collider and Physics, <text:span text:style-name="T51">which is already starting to feel like a mess. What if we need a class that has a Light, a Renderer, a Collider, a Physics component, multiple scripts? Do we inherit from all of them? Also, determining whether or not an entity has a component attached is pretty dirty.</text:span></text:p>
      <text:p text:style-name="P95">Let’s try a different solution: an Entity is a collection of Components: in this example we could have an Entity class and a vector of Components: each component inherits from the same class and each component only has the necessary data. This new approach is already way cleaner, getting a specific component is pretty feasible, however now the main problem is performance. In fact, let’s take in consideration a Renderer: it’ll need all the Mesh components of the scene in order to render them, but each component is contained in a different Entity, <text:span text:style-name="T52">which means lots of cache misses.</text:span></text:p>
      <text:p text:style-name="P96"><text:soft-page-break/>This is because for each mesh, the CPU will need to load different RAM locations, and it’ll be very likely that the cache will contain unnecessary data (while loading a Mesh we’ll also load a Collider or a Light etc).</text:p>
      <text:p text:style-name="P96">Then we should keep each type of component in the same memory area! Arrays and vectors come to mind, since they keep data in contiguous memory. What is an Entity? A collection of modules that we could identify by assigning an ID: that ID may as well be a<text:span text:style-name="T53">n integer. In that case, we could use that ID to access the components of a certain entity! For example, if we wanted the Mesh of Entity 4, we could just do something like meshes[4], while at the same time the Renderer can cycle through all the Meshes without too many cache misses, which is neat.</text:span></text:p>
      <text:h text:style-name="P180" text:outline-level="1">04/09/2022</text:h>
      <text:h text:style-name="P261" text:outline-level="2">Integrating EnTT</text:h>
      <text:p text:style-name="P97">Added EnTT to the project, defined a few test components in Components.h, created the Scene class to handle entities. Managed to render a green square only using EnTT.</text:p>
      <text:h text:style-name="P180" text:outline-level="1">04/12/2022</text:h>
      <text:h text:style-name="P262" text:outline-level="2">Integrating EnTT pt 2</text:h>
      <text:p text:style-name="P98">Created an Entity class to provide some useful functions to handle Entities. In fact, directly calling EnTT functions shouldn’t really be an option for users of the engine since it implies that the user will have to directly fiddle with EnTT and know implementation details.</text:p>
      <text:p text:style-name="P98">Instead, creating an Entity class and wrapping the EnTT methods is a prettier solution and it also allows us to reduce the verbosity of the API.</text:p>
      <text:h text:style-name="P263" text:outline-level="2">What I learnt</text:h>
      <text:list xml:id="list722263422" text:style-name="L18">
        <text:list-item>
          <text:p text:style-name="P333">Weak pointers: they’re like shared pointers but they don’t force the existence of a resource if something is holding them. For example, if Entities had a weak reference to the Scene and all shared pointers to it were deleted, then the Scene would be deleted as well</text:p>
        </text:list-item>
      </text:list>
      <text:h text:style-name="P181" text:outline-level="1">04/12/2022</text:h>
      <text:h text:style-name="P264" text:outline-level="2">Camera component</text:h>
      <text:p text:style-name="P99">Added a camera component to our ECS. When a scene is updated, the camera is used to called BeginScene from the Renderer2D. Learnt the hard way that I need to get used to declare references instead of normal variables: when EnTT returns a component, it returns a reference to it, not a copy, so it’s important that we keep this relationship.</text:p>
      <text:p text:style-name="P99">I have no idea why I didn’t think about this while developing Shy (I guess I wasn’t as <text:soft-page-break/>comfortable as now with C++), but returning a reference to an object solves the problem of having modifiable objects in the engine while them still being saved in contiguous memory. What a clean solution. Ok, back to the journal.</text:p>
      <text:p text:style-name="P99">Added some functions / event handling to correctly resize the viewport when the window is resized. Added a SceneCamera class, used to represent a scene camera, that is the internal camera used by the engine: in addition, we added a flag for a camera to be the main one, so that it’s possible to switch camera views.</text:p>
      <text:h text:style-name="P182" text:outline-level="1">04/16/2022</text:h>
      <text:h text:style-name="P265" text:outline-level="2">Native Scripting</text:h>
      <text:p text:style-name="P101">Added native C++ entity scripting! It’s been pretty fun, and also comforting because the system I wrote for Shy was pretty similar. Basically, we have a ScriptableEntity class, from which scripts should derive: in addition that class wraps the EnTT methods that we want to expose to the user (for example GetComponent).</text:p>
      <text:p text:style-name="P101">The next thing we need is the NativeScriptComponent, which is basically a v-table and this is debatable. Virtual fuction calls are pretty expensive, but it doesn’t make much sense to reimplement it (in a probably slower way) just for the sake of avoiding virtual methods (especially if we end up using std::function, which adds a similar overhead). </text:p>
      <text:p text:style-name="P101">By the way, that component keeps a reference to the Entity that is using the compone<text:span text:style-name="T55">nt: when scripts are updated for the first time, we instantiate them and assign the reference if it hasn’t already been assigned: I find this debatable as well, but it makes sense. In fact, I don’t think the user should pass the entity to the component when they’re creating it, while we’re also sure that the scene assigns the reference and that nothing else can do that. Pretty neat.</text:span></text:p>
      <text:p text:style-name="P100">And yeah, the only thing I don’t like is the binding, but we’re probably going to get rid of it in the next session. In particular, I don’t like that adding a NativeScriptComponent is different than adding a normal component.</text:p>
      <text:h text:style-name="P183" text:outline-level="1">04/19/2022</text:h>
      <text:h text:style-name="P266" text:outline-level="2">Native Scripting with virtual functions</text:h>
      <text:p text:style-name="P102">Well, the issues with the fake vtable are gone, now we only have the Bind thing left. I think it’ll probably go away once we have a proper OnScenePlay function that will instantiate all of our scripts: we could use that opportunity to also bind the functions since we’re at it and it doesn’t cost much (besides play mode entering time, but we can’t do much worse than Unity, jk Unity has a behemoth of things to take care of on startup).</text:p>
      <text:h text:style-name="P267" text:outline-level="2">Hierarchy Panel</text:h>
      <text:p text:style-name="P103">Since we basically have all the building blocks for our engine, let’s take a moment to make our editor look a bit better. We’ve built a scene hierarchy panel, using an ImGui window <text:soft-page-break/>and TreeNodes. Creating a panel with ImGui is extremely easy, just wrap the UI elements you want to have between ImGui::Begin(“WindowName”) and ImGui::End. Dear ImGui is really great, it makes everything pretty simple and it’s the kind of UI library I’ve always wanted: a set of basic building blocks that you can style and arrange, while still being able to easily retrieve values from it. </text:p>
      <text:p text:style-name="P103">The moment in which I’ll be able to finally move on on my own is probably close, I just need some help to implement some physics and see how certain things are actually done, even though I’m way more comfortable with writing game engines than I was when I started this journal (and it’s only been like 2 months!). I’m pretty happy about it, even though this could not become my job.</text:p>
      <text:p text:style-name="P103">Added TreeNodes to the hierarchy panel: each TreeNode represents an Entity in the scene. At the moment it can be selected, but selecting entities currently does nothing: in the future it will update the contents of an Inspector panel on the right and expand depending on whether it has child objects or not.</text:p>
      <text:h text:style-name="P184" text:outline-level="1">04/20/2022</text:h>
      <text:h text:style-name="P268" text:outline-level="2"><text:span text:style-name="T57">Properties</text:span><text:span text:style-name="T56"> panel</text:span></text:h>
      <text:p text:style-name="P104">Added a Properties panel, used to show the properties of an Entity. In the future we will be able to expand this panel to hold and let the user edit the properties of other objects, like textures or models. For now, when an object is selected in the hierarchy, its components and their data is displayed in the properties panel and it’s possible to edit it.</text:p>
      <text:p text:style-name="P104">Added a little bit of styling (I have the fear that it’s a bit of a nightmare), slightly refactored the Transform component to keep track of translation, scale and rotation in different variables: when the matrix is needed, it is computed at runtime. </text:p>
      <text:h text:style-name="P185" text:outline-level="1">04/26/2022</text:h>
      <text:h text:style-name="P269" text:outline-level="2">Serialization and deserialization</text:h>
      <text:p text:style-name="P105">Implemented scene serialization and deserialization. It’s been relatively tricky, not really because the task was hard or anything, but because I had to find out the hard way that C++ lacks proper support for reflection.</text:p>
      <text:p text:style-name="P105">The basic idea was to just take every entity, take all the components of it and manually save the (key, value) pairs for each attribute. This, however, means that every time I add a new member to a component, I’ll also have to write the serialization / deserialization code for it, which isn’t very ideal as it’ll be likely that I’ll forgot to add them.</text:p>
      <text:p text:style-name="P105">The ideal solution would’ve been to cycle through the components of an entity (which is pretty optional, it’s hard to forget to add serialization code for a whole component) and then cycle through all its attributes and save the data. This would’ve been fairly easy in C# or Java, but C++ doesn’t support reflection at all.</text:p>
      <text:p text:style-name="P106">As I mentioned, my main issue was having to specify all the members to be serialized and <text:soft-page-break/>deserialized. So I had a look at some reflection libraries for C++, but they all come with a lot of limitiations: with one I couldn’t have any constructors in structs, with another one I had a huge abstraction layer, but I still had to manually specify the fields to be serialized and deserialized. After a while I decided to go with the first approach and keep the issue in the codebase. Maybe in the future I’ll learn smarter ways to handle it :)</text:p>
      <text:h text:style-name="P186" text:outline-level="1">04/28/2022</text:h>
      <text:h text:style-name="P270" text:outline-level="2">Transformation Gizmos</text:h>
      <text:p text:style-name="P107">Transformation gizmos are quite useful to let users easily edit the transform of an object. Since we’re using ImGui, we chose to use ImGuizmo, which is pretty nice but it’s really terrible on some edge cases. Adding it in was pretty easy and it’s also straightforward to integrate it, the only thing is that it doesn’t really perform well.</text:p>
      <text:p text:style-name="P107">For instance, scaling in ImGuizmo is multiplicative: that means that, the bigger an object is, <text:s/>the more it will be scaled, which is ok when the camera is zoomed out and the object isn’t very big on screen, but it’s a problem when the opposite happens. In addition, when the scale of an object becomes 0, it’s impossible to scale it again.</text:p>
      <text:p text:style-name="P107">Another example: translating an object makes it reach the stratosphere if it becomes too distant from the point of view.</text:p>
      <text:p text:style-name="P107">Another one: if the rotation axis is parallel to the view plane, rotating an object on that axis becomes impossible.</text:p>
      <text:p text:style-name="P107">To add on all of this, there is basically no documentation for ImGuizmo, so there may be better ways to handle the problem, but I don’t think there are, as I had a look at the whole code. What’s even more frustrating is that the author always avoids showing these limitations and rotates objects using the most comfortable axis.</text:p>
      <text:p text:style-name="P107">I mean, ImGuizmo might be cool if you just want to throw in some basic gizmos, but it really isn’t ideal if you want something a bit better. I will probably try to have a look at it and come out with my own implementation (maybe I’ll also find out that what the author did with ImGuizmo is the best that could be done, it’s easy to bash on something without knowing the troubles under the hood).</text:p>
      <text:p text:style-name="P107">So, for now I’ll just use ImGuizmo and that’s it.</text:p>
      <text:h text:style-name="P187" text:outline-level="1">04/29/2022</text:h>
      <text:h text:style-name="P271" text:outline-level="2">Editor camera</text:h>
      <text:p text:style-name="P108">When we open an empty scene, we can’t see anything unless we add a camera in it. This isn’t ideal, the user should be able to see what they’re ediing regardless of having a camera in the scene or not: that’s why the editor needs to have an EditorCamera.</text:p>
      <text:p text:style-name="P108">And here we get into the first thing I don’t like about the tutorial implementation: EditorCamera is defined in Debut (the engine), not in Debutant (the editor); in addition, we <text:soft-page-break/>had to edit the Renderer2D to support the EditorCamera. What I’d like to do in the future, instead, is generalize the Renderer2D functions so that they allow for a generic camera to be used and move the EditorCamera to Debutant: in the same way, I think that Scene should be in Debutant, but I’ll have to think about it more carefully.</text:p>
      <text:p text:style-name="P109">I also noticed there are some issues in the code for the EditorCamera: for instance, it doesn’t take in account that the viewport is smaller than the whole editor window. I’ll probably make some edits to the script once I’m done with mouse picking, as I think we’ll probably implement mouse ray casting and fix the issue. </text:p>
      <text:p text:style-name="P109">I’d also like to <text:span text:style-name="T59">implement some kind of intuitive navigation (eg move with wasd while left clicking).</text:span></text:p>
      <text:h text:style-name="P188" text:outline-level="1">05/01/2022</text:h>
      <text:h text:style-name="P272" text:outline-level="2">Multiple FrameBuffer targets</text:h>
      <text:p text:style-name="P110">We want to prepare our engine for mouse picking, that is selecting entities by clicking on them. How do we do this? A cool way is to have a texture in which the value of a pixel is the entity that is drawn on that pixel, or a default value otherwise: we need to “render” those entity ids on a texture and we can use our FrameBuffer to do so.</text:p>
      <text:p text:style-name="P110">We have to refactor a little bit though: at the moment it only has a colour attachment and a depth attachment, while we want to be able to specify any number of colour attachments. In order to do that, we need to write some utility functions to generalize the process of adding an attachment, making it dependent on the type of texture, the number of samples and, in the future, on wrapping and filtering mode (basically any parameter that a frame buffer could have).</text:p>
      <text:p text:style-name="P110">We refactored the frame buffer and rendered the previous scene with the new code: now in the shader it’s also possible to specify the target to write data to.</text:p>
      <text:h text:style-name="P273" text:outline-level="2">Mouse hovering on entities</text:h>
      <text:p text:style-name="P112">Managed to use the mouse coordinates to hover on entities and print their id (all entities have id 50 for testing right now). <text:span text:style-name="T62">This is done by retrieving the contents of the FrameBuffer and checking the value of the pixel that is under the mouse cursor. Pretty easy.</text:span></text:p>
      <text:h text:style-name="P189" text:outline-level="1"><text:span text:style-name="T71">05/06</text:span>/2022</text:h>
      <text:h text:style-name="P274" text:outline-level="2">Mouse picking</text:h>
      <text:p text:style-name="P111">We now need to pass the ID of an entity to their fragment shader. The Renderer2D now needs to be aware of Entities! That’s terrible! Actually it isn’t, I guess, after all we’re building an engine, which is made of a lot of different components that need to communicate in some way.</text:p>
      <text:p text:style-name="P111">So we added a DrawSprite method to the Renderer2D that takes in a SpriteRendererComponent, a transform (a matrix, not the component) and an entity ID. In <text:soft-page-break/>addition, we added an additional field to the vertices of the quads, which could be removed in the future for game builds <text:span text:style-name="T63">if it turns out to be that inefficient (it’s just an integer though).</text:span></text:p>
      <text:p text:style-name="P113">The shader also has an EntityID field so that it can output it in the frame buffer used for mouse picking: <text:span text:style-name="T64">now, instead of 50, we print out the id of the hovered entity. The last step consists in setting the selected entity in the scene hierarchy, so that its properties are displayed and the gizmos are shown. Some additional tweaking to avoid some issues with ImGuizmo has been necessary, but nothing too bad.</text:span></text:p>
      <text:h text:style-name="P190" text:outline-level="1">05/07/2022</text:h>
      <text:h text:style-name="P275" text:outline-level="2">Content browser</text:h>
      <text:p text:style-name="P114">Added a content browser, which is an ImGui window that we use to show the contents of the project folder. It’s basically just a file explorer; I’ve added some cute icons to it as well, it should be refined however. Icons are just textures and, at the moment, they’re loaded by the content browser: I think Debutant should have some kind of texture cache that is separate from the actual textures in the game, so that we can recycle them when we need them.</text:p>
      <text:p text:style-name="P114">For example, a texture may be loaded as the preview for a .png file, but that same texture should be used to render the button in which the user drags the texture to add it to the sprite component. I think this is what I’ll do next, it’s just a way to make things a bit fancier.</text:p>
      <text:p text:style-name="P114">Also added a basic drag and drop system to load scenes by dragging the .debut file and textures to the sprite renderer (had to slightly edit the DrawSprite function): an interesting bug I found was that I needed to specify the texture id to be flat, otherwise it produced some ugly scanlines, due to interpolation of the texture id I guess.</text:p>
      <text:h text:style-name="P191" text:outline-level="1">05/08/2022</text:h>
      <text:h text:style-name="P276" text:outline-level="2">2D Physics</text:h>
      <text:p text:style-name="P115">Added a basic 2D physics system with Box2D. Box2D is pretty neat, I’d like to say that I was pretty impressed that, at the end of the day, physics just boils down to computing the position of an object in space (at least for rigidbody physics).</text:p>
      <text:p text:style-name="P115">Added a Rigidbody2D and a BoxCollider2D component to allow for basic physics simulation. The interesting thing here is that those components encapsulate the respective Box2D objects with some extra data used to define them. When we play the scene, we therefore need to create the b2Body and the fixture for our collider.</text:p>
      <text:p text:style-name="P117">The problem, now, is that when we hit play, the scene isn’t reverted to the start state.</text:p>
      <text:h text:style-name="P192" text:outline-level="1"><text:soft-page-break/>05/10/2022</text:h>
      <text:h text:style-name="P277" text:outline-level="2">Playmode reset</text:h>
      <text:p text:style-name="P116">Added playmode reset in a quite simple way: every time the user presses the Play button, the entire scene is copied into a runtime scene, that becomes the active scene. Everything happens on that runtime scene until we <text:span text:style-name="T72">hit the Stop button.</text:span></text:p>
      <text:p text:style-name="P118">When the Stop button is pressed, the previous scene (the one used for editing) becomes the active scene again, while the other one is thrown away.</text:p>
      <text:h text:style-name="P193" text:outline-level="1">05/12/2022</text:h>
      <text:h text:style-name="P278" text:outline-level="2">Lines, circles and line rendering</text:h>
      <text:p text:style-name="P119">Started from circles, but didn’t really agree with the tutorials. The point being that the circle rendering basically consisted in using a quad and a special shader to render a circle into it, which is fair, but also contained a lot of additional stuff that we don’t really nee for debugging purposes (e.g. circle fading to transparency, circle thickness etc), in addition to the CircleRenderer being a whole component!</text:p>
      <text:p text:style-name="P120">Therefore, I post-poned <text:span text:style-name="T73">the whole thing at the moment, since I think I’d like to have a DebugRenderer in the future (maybe it could even be a whole layer…). The DebugRenderer will have fairly simple primitives (no thickness editing, only a configurable color etc) in contrast to the primitives that will stay in the Renderer2D, which should be thought as some kind of Unity-like renderers (see Unity’s super complex line renderer).</text:span></text:p>
      <text:p text:style-name="P122">Temporarily added line rendering because I’ll need it to implement some stuff in the recent future, but a DebugRenderer is probably the best way to go. Also added a DrawRect function, that draws 4 lines to make a rectangle: in this way we’re able to show BoxColliders.</text:p>
      <text:h text:style-name="P194" text:outline-level="1">05/15/<text:span text:style-name="T75">2022</text:span></text:h>
      <text:h text:style-name="P279" text:outline-level="2">The end of the series</text:h>
      <text:p text:style-name="P121">Finished the tutorial series! The last episode was about visualizing colliders, but I think I’ll do that on my own usig the aforementioned debug renderer (maybe jave different renderers for different data (normals, faces, colliders, depth etc).</text:p>
      <text:p text:style-name="P121">Also managed to implement circle colliders on my own. I’d love to add materials next, but first I think I’m going to write a few smaller functions to get my hands dirty. We’ll see how this goes!</text:p>
      <text:h text:style-name="P195" text:outline-level="1"><text:soft-page-break/>05/17/2022</text:h>
      <text:h text:style-name="P280" text:outline-level="2">Refactoring and Properties panel</text:h>
      <text:p text:style-name="P124">Refactored the code a little bit (templated some functions, removed some warnings, removed some redundancies). In the process, I attempted to write some kind of Type database for being able to cycle through them and call templated functions, but that doesn’t look to be very feasible. I tried some different things (macros, templates) without being successful so I gave up on that for now. Maybe I’ll learn some trick in the future!</text:p>
      <text:p text:style-name="P124">Added texture previews in the content panel, which make it a bit slow to run. I’d like to see if there’s a way in OpenGL / lodepng to load a texture with a reduced resolution. The nice thing is that I wrote an EditorCache, which contains an AssetCache reserved for textures, so that once they’re loaded there’s no need to load them again.</text:p>
      <text:p text:style-name="P125">Started adding my first medium sized feature, which is the Properties panel, that will be used to import assets into the game. Realized a bit after that I probably underestimated the scope of the feature since I’ll have to also start writing some basic asset manager in the process.</text:p>
      <text:p text:style-name="P125">For now I managed to have a panel that shows the currently selected texture, along with the parameters needed to import it. I’ll then have to bind the texture preview to the actual texture used in the game so that the right parameters are chosen when the texture is created: in addition, I’ll probably have to start writing .data /.meta files to describe import settings for objects so that my Asset Manager will be able to know how to load a certain texture. This will probably be rewritten, but I’d like to have something basic to work.</text:p>
      <text:p text:style-name="P125">Started reading about resources managers, I’d like to read something about Materials next (the Game Engine Architecture book is great btw).</text:p>
      <text:h text:style-name="P196" text:outline-level="1">05/18/2022</text:h>
      <text:h text:style-name="P281" text:outline-level="2">Texture import panel</text:h>
      <text:p text:style-name="P126">Finished writing the Texture import panel. It is now possible to change the import settings of a texture, which is done in many phases:</text:p>
      <text:list xml:id="list170533252" text:style-name="L19">
        <text:list-item>
          <text:p text:style-name="P334">Texture properties (filtering and wrap mode atm) are visible in the Properties panel, the user can change them through the interface</text:p>
        </text:list-item>
        <text:list-item>
          <text:p text:style-name="P335">The user can decide to press the “Save” button: in that case, a .meta file describing the properties of the texture is generated. </text:p>
        </text:list-item>
        <text:list-item>
          <text:p text:style-name="P335">The Texture2D constructor, before creating a texture of the right graphics API, searches for the .meta file and <text:span text:style-name="T76">applies the right configuration if it exists, otherwise it just uses a default one</text:span></text:p>
        </text:list-item>
        <text:list-item>
          <text:p text:style-name="P336">If the texture is currently loaded in the engine, it is reloaded (deleted and then regenerated with the specified options).</text:p>
        </text:list-item>
      </text:list>
      <text:p text:style-name="P127">Now, immediately applying the last point to textures that are currently loaded in the engine <text:soft-page-break/>is not possible yet, because Textures are owned by the engine and aren’t shared with the editor. A very basic AssetManager will be necessary so that it’s possible to have a common resources database to access assets from. </text:p>
      <text:p text:style-name="P127">So, the next step will be implementing a very basic AssetManager (no cache policy, just a container and a loader).</text:p>
      <text:h text:style-name="P197" text:outline-level="1">05/19/2022</text:h>
      <text:h text:style-name="P282" text:outline-level="2">Veeeery basic asset manager</text:h>
      <text:p text:style-name="P128">Added a veeeery basic asset manager. Now the only way for the engine to get textures (and assets in the future) is go through it and kindly ask it for the desired asset.</text:p>
      <text:p text:style-name="P128">In that way the Import / Properties panel is able to able to use the Asset Manager and directly reload textures / objects contained in it. NOICE. Next: Physics materials.</text:p>
      <text:h text:style-name="P198" text:outline-level="1">05/XX/2022</text:h>
      <text:h text:style-name="P283" text:outline-level="2">Physics Materials</text:h>
      <text:p text:style-name="P131">It’s been a while, I’ve actually been working on the engine basically every day, but I forgot to update this document. Well, I implemented 2D Physics Materials as a set of data that the colliders use to set their parameters: each Collider2D component now has a reference to a PhysicsMaterial2D, that isn’t an actual C++ reference, but it’s the UUID of the material that it should use.</text:p>
      <text:p text:style-name="P131">In that way, when we load a scene, we’re able to also load the physics material from memory and cache it in case multiple colliders use the same material. Pretty neat.</text:p>
      <text:h text:style-name="P283" text:outline-level="2">The future: 3D models</text:h>
      <text:p text:style-name="P131">I wanted to add renaming, but I didn’t really feel like messing around with ImGui again, so I decided to add 3D models to the engine. I had a look at a few famous importing libraries (Assimp), but I realized that parsing a .obj file doesn’t seem too hard and might even be a fun experience. FBX instead is proprietary (BRUH), so I’ll probably have to use their SDK, which I might implement in the future.</text:p>
      <text:p text:style-name="P131">Long story short, I now need to add materials before moving on to 3D models.</text:p>
      <text:h text:style-name="P198" text:outline-level="1">05/28/2022</text:h>
      <text:h text:style-name="P283" text:outline-level="2">Materials</text:h>
      <text:p text:style-name="P131">Started implementing Materials. Materials need to get data about the uniforms from the shader, so I added a GetUniforms method to the shader class, each graphics API is able to implement their own version. I will probably need to change it in the future if I want to support Vulkan, as apparently, there’s no concept of uniform in it.</text:p>
      <text:p text:style-name="P132"><text:soft-page-break/>I’ve implemented each uniform as a struct &lt;Name, Type, Value&gt;, in which Type is just an enum I use to abstract away the actual GL types and Value is a union that can contain multiple types of data depending on the uniform that should be set.</text:p>
      <text:p text:style-name="P132">I had to think about the right way to store uniforms for a while, a void* pointer would’ve been ideal probably, if it were’t for the fact that the memory address pointed by it couldn’t be freed, which meant that the user would’ve had to make sure to keep them in memory. I thought this was pretty bad, since it forced the user to know the underlying structure of the engine in order to set material properties.</text:p>
      <text:p text:style-name="P132">So I decided to go with Unions, since it seems a pretty good tradeoff. Might refactor this in the future maybe.</text:p>
      <text:h text:style-name="P199" text:outline-level="1">05/30/2022</text:h>
      <text:h text:style-name="P284" text:outline-level="2">Materials brainstorming</text:h>
      <text:p text:style-name="P133">I started adding the interface for Materials so that the user can specify values for the uniforms, when I noticed that the Texture field was actually the first element of an array of textures. This is because we’re binding different textures to different units and we’re passing to our quad (in the case of the 2D renderer) an entire array of textures and the index that contains the right texture to use.</text:p>
      <text:p text:style-name="P133">Now, I don’t want users to know about all this stuff, so I don’t want to have a u_Textures[0] field in the editor, nor I want users to fill the texture array on their own. Ideally, I’d like users to be able to specify each uniform separately and maybe the Renderer can do some kind of optimizations behind the scenes.</text:p>
      <text:p text:style-name="P134">Had a look at Unity’s default shader and it doesn’t have an array of uniforms (it is also written in HLSL so it may be part of why it’s like that). <text:span text:style-name="T77">Same thing goes for the unlit shader (that is used for sprites or for unlit objects), which could support batch rendering and could need an array of textures. This isn’t the case though, so it looks like Unity’s handling batch rendering in a different way.</text:span></text:p>
      <text:p text:style-name="P134"><text:span text:style-name="T78">Another interesting thing about Unity is that the texture field in the sprite renderer component is automatically assigned to the MainTexture field of the Unlit material the renderer uses, which is a thing that I would’ve tried to make on my own to avoid inconsistencies between the texture in the Material and the one in the component.</text:span> </text:p>
      <text:p text:style-name="P135"><text:span text:style-name="T79">The way to solve the texture array problem is the following:</text:span><text:a xlink:type="simple" xlink:href="https://open.gl/textures#:~:text=Texture%20units%20are%20references%20to,texture%20was%20bound%20to%20GL_TEXTURE0%20." text:style-name="Internet_20_link" text:visited-style-name="Visited_20_Internet_20_Link">OpenGL - Textures</text:a> , <text:span text:style-name="T79">which consists in specifying where textures are bound. In the shader we’ll get rid of the Texture index and of the array, instead we’ll use a single sampler per needed texture without using indices. From the CPU side, though, we’ll have to have some way of keeping track of which unit textures should bind to.</text:span></text:p>
      <text:h text:style-name="P200" text:outline-level="1">TODO list</text:h>
      <text:p text:style-name="P123">Optional features are in <text:span text:style-name="T66">italics, </text:span><text:span text:style-name="T67">while features written in </text:span><text:span text:style-name="T68">bold</text:span><text:span text:style-name="T69"> have the priority at the moment.</text:span></text:p>
      <text:p text:style-name="P129"><text:soft-page-break/>CURRENT FEATURE IN PROGRESS: </text:p>
      <text:p text:style-name="P130">- Back to front batch rendering</text:p>
      <text:h text:style-name="Heading_20_2" text:outline-level="2">“<text:span text:style-name="T54">Theory”</text:span></text:h>
      <text:list xml:id="list2174407290" text:style-name="L20">
        <text:list-item>
          <text:p text:style-name="P337">Give a proper look at EnTT to see what are the best ways to do things</text:p>
        </text:list-item>
        <text:list-item>
          <text:p text:style-name="P338">How to build games?</text:p>
        </text:list-item>
      </text:list>
      <text:h text:style-name="P285" text:outline-level="2"><text:span text:style-name="T65">General f</text:span><text:span text:style-name="T58">eatures</text:span></text:h>
      <text:list xml:id="list3282543595" text:style-name="L21">
        <text:list-item>
          <text:p text:style-name="P339">Multithreading (start from rendering maybe)</text:p>
        </text:list-item>
        <text:list-item>
          <text:p text:style-name="P339">More graphics API: start from DirectX, maybe Metal?, <text:span text:style-name="T33">Vulkan</text:span></text:p>
        </text:list-item>
        <text:list-item>
          <text:p text:style-name="P340">Offline ray tracing</text:p>
        </text:list-item>
        <text:list-item>
          <text:p text:style-name="P341">Profiler</text:p>
        </text:list-item>
        <text:list-item>
          <text:p text:style-name="P342">Projects</text:p>
          <text:list>
            <text:list-item>
              <text:p text:style-name="P342">A project is made of many scenes, one of which is the startup scene. </text:p>
            </text:list-item>
            <text:list-item>
              <text:p text:style-name="P342">A project is placed in a directory which contains all the assets it needs.</text:p>
            </text:list-item>
            <text:list-item>
              <text:p text:style-name="P342">Projects can be exported into games</text:p>
            </text:list-item>
            <text:list-item>
              <text:p text:style-name="P342">The content browser should browse stuff starting from the project folder <text:s/></text:p>
            </text:list-item>
          </text:list>
        </text:list-item>
        <text:list-item>
          <text:p text:style-name="P309">Audio engine, start just by playing music and effects</text:p>
        </text:list-item>
        <text:list-item>
          <text:p text:style-name="P310">C# scripting</text:p>
        </text:list-item>
        <text:list-item>
          <text:p text:style-name="P311">Lighting</text:p>
        </text:list-item>
        <text:list-item>
          <text:p text:style-name="P324">Post processing</text:p>
        </text:list-item>
        <text:list-item>
          <text:p text:style-name="P312">Game export:</text:p>
          <text:list>
            <text:list-item>
              <text:p text:style-name="P325">The user uses Debutant to prepare the Scene and attach scripts. Ideally, the final result should be an exe file (the game) which links to Debut. The exe are the game scripts, that Debut calls from it update function.</text:p>
            </text:list-item>
            <text:list-item>
              <text:p text:style-name="P325">WAIT so, a game is just a set of scripts (NativeScriptingComponents) that are submitted to Debut, which takes care of starting the game and updating everything! The game only provides the scripts and the Application that Debut uses in its entry point.</text:p>
            </text:list-item>
            <text:list-item>
              <text:p text:style-name="P325">That means that we can strip Debutant from the whole thing and have a config file so that Debut knows where to find resources. In addition, resources are packed and loaded by Debut.</text:p>
            </text:list-item>
            <text:list-item>
              <text:p text:style-name="P325">In the end, we can just run a script that creates our build for us, a script that uses Cmake or something like that to build the whole thing, move files and create a folder containing the built game. That may work.</text:p>
            </text:list-item>
          </text:list>
        </text:list-item>
      </text:list>
      <text:h text:style-name="P285" text:outline-level="2"><text:soft-page-break/>2D</text:h>
      <text:list xml:id="list1722243201" text:style-name="L22">
        <text:list-item>
          <text:p text:style-name="P313">Sprite anim<text:span text:style-name="T49">a</text:span>tion</text:p>
        </text:list-item>
      </text:list>
      <text:list xml:id="list26072808" text:style-name="L23">
        <text:list-item>
          <text:p text:style-name="P314"><text:span text:style-name="T70">S</text:span>prite slicing: also, support subtexturing with tiles that don’t have a 1 aspect ratio</text:p>
        </text:list-item>
        <text:list-item>
          <text:p text:style-name="P315">Render with different shaders (materials)</text:p>
        </text:list-item>
        <text:list-item>
          <text:p text:style-name="P316">Sprite culling</text:p>
        </text:list-item>
      </text:list>
      <text:h text:style-name="P286" text:outline-level="2">3D</text:h>
      <text:list xml:id="list3509225354" text:style-name="L24">
        <text:list-item>
          <text:p text:style-name="P320">Model shading</text:p>
        </text:list-item>
      </text:list>
      <text:h text:style-name="P292" text:outline-level="2"><text:span text:style-name="T83">Optimization</text:span></text:h>
      <text:list xml:id="list2217542625" text:style-name="L32">
        <text:list-item>
          <text:p text:style-name="P356">Uniform <text:span text:style-name="T84">location cache </text:span>in OpenGLShader</text:p>
        </text:list-item>
      </text:list>
      <text:h text:style-name="P287" text:outline-level="2">Asset manager</text:h>
      <text:list xml:id="list1225000074" text:style-name="L25">
        <text:list-item>
          <text:p text:style-name="P344">Intermediary format and optimization <text:a xlink:type="simple" xlink:href="https://discord.com/channels/349857236656324608/643147843405611038/980779477338562560" text:style-name="Internet_20_link" text:visited-style-name="Visited_20_Internet_20_Link">https://discord.com/channels/349857236656324608/643147843405611038/980779477338562560</text:a></text:p>
        </text:list-item>
        <text:list-item>
          <text:p text:style-name="P343"><text:span text:style-name="T80">A cool read: </text:span><text:a xlink:type="simple" xlink:href="https://giordi91.github.io/post/resourcesystem/" text:style-name="Internet_20_link" text:visited-style-name="Visited_20_Internet_20_Link">Engine Resources Management: a handle approach (giordi91.github.io)</text:a> , <text:span text:style-name="T81">basically instead of using the UUID as the key for a &lt;UUID, resource&gt; map, use it as the key for a &lt;UUID, handle&gt; map, in which the handle is just the index in a vector of Resources. In that way we’re also able to save some metadata in the index </text:span></text:p>
        </text:list-item>
      </text:list>
      <text:h text:style-name="P288" text:outline-level="2">Editor</text:h>
      <text:list xml:id="list2807894719" text:style-name="L26">
        <text:list-item>
          <text:p text:style-name="P345">Proper Create context menu</text:p>
        </text:list-item>
      </text:list>
      <text:list xml:id="list1113034928" text:style-name="L27">
        <text:list-item>
          <text:p text:style-name="P317">Multi selection and editing</text:p>
        </text:list-item>
        <text:list-item>
          <text:p text:style-name="P318">Implement WASD + direction movement for the EditorCamera</text:p>
        </text:list-item>
        <text:list-item>
          <text:p text:style-name="P326">Edit runtime scene</text:p>
        </text:list-item>
      </text:list>
      <text:h text:style-name="P289" text:outline-level="2">Library inte<text:span text:style-name="T61">g</text:span>rations</text:h>
      <text:list xml:id="list2856695496" text:style-name="L28">
        <text:list-item>
          <text:p text:style-name="P346">Wrap glm, add operators</text:p>
        </text:list-item>
      </text:list>
      <text:h text:style-name="P290" text:outline-level="2">Common</text:h>
      <text:list xml:id="list1120822829" text:style-name="L29">
        <text:list-item>
          <text:p text:style-name="P347">Camera stacking and render textures</text:p>
        </text:list-item>
      </text:list>
      <text:h text:style-name="P291" text:outline-level="2">Refactoring</text:h>
      <text:list xml:id="list3654025403" text:style-name="L30">
        <text:list-item>
          <text:p text:style-name="P349"><text:span text:style-name="T33">TagComponent: </text:span><text:span text:style-name="T20">find the places in which I only assign the Name but not the tag and assign both instead </text:span><text:span text:style-name="T23">(or split the components, or find a different solution)</text:span></text:p>
        </text:list-item>
        <text:list-item>
          <text:p text:style-name="P350"><text:soft-page-break/>Avoid array indexing in shaders</text:p>
        </text:list-item>
        <text:list-item>
          <text:p text:style-name="P351">Bind NativeScriptComponent functions OnSceneStartup</text:p>
        </text:list-item>
        <text:list-item>
          <text:p text:style-name="P352">Custom gizmos / <text:span text:style-name="T60">fix ImGuizmo edge cases</text:span></text:p>
        </text:list-item>
        <text:list-item>
          <text:p text:style-name="P353">Compute the Transform matrix once, set it only when editing a component?</text:p>
        </text:list-item>
        <text:list-item>
          <text:p text:style-name="P354">Store the rotation as a quaternion</text:p>
        </text:list-item>
        <text:list-item>
          <text:p text:style-name="P319">Vulkan Shaders and SPIRV</text:p>
          <text:list>
            <text:list-item>
              <text:p text:style-name="P327"><text:a xlink:type="simple" xlink:href="https://github.com/google/shaderc" text:style-name="Internet_20_link" text:visited-style-name="Visited_20_Internet_20_Link">google/shaderc: A collection of tools, libraries, and tests for Vulkan shader compilation. (github.com)</text:a> </text:p>
            </text:list-item>
            <text:list-item>
              <text:p text:style-name="P327"><text:a xlink:type="simple" xlink:href="https://github.com/TheCherno/Hazel/tree/f627b9c90923382f735350cd3060892bbd4b1e75/scripts" text:style-name="Internet_20_link" text:visited-style-name="Visited_20_Internet_20_Link">Hazel/scripts at f627b9c90923382f735350cd3060892bbd4b1e75 · TheCherno/Hazel (github.com)</text:a> </text:p>
            </text:list-item>
            <text:list-item>
              <text:p text:style-name="P348"><text:a xlink:type="simple" xlink:href="https://www.youtube.com/watch?v=SXDlZRDjtXg&amp;list=PLlrATfBNZ98dC-V-N3m0Go4deliWHPFwT&amp;index=100" text:style-name="Internet_20_link" text:visited-style-name="Visited_20_Internet_20_Link"><text:span text:style-name="T22">(18) SPIR-V and the New Shader System // Game Engine series - YouTube</text:span></text:a><text:span text:style-name="T22"> </text:span></text:p>
            </text:list-item>
          </text:list>
        </text:list-item>
      </text:list>
      <text:h text:style-name="P277" text:outline-level="2">Polish</text:h>
      <text:list xml:id="list789067688" text:style-name="L31">
        <text:list-item>
          <text:p text:style-name="P355"><text:span text:style-name="T74">Let the user decide whether to keep or not the changes made during play mode </text:span><text:span text:style-name="T72">(only for one object? For the entire scene?)</text:span></text:p>
        </text:list-item>
      </text:list>
      <text:p text:style-name="P78"/>
      <text:p text:style-name="P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1492f22"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8T14:36:25.052000000</dc:date>
    <meta:editing-duration>P3DT14M48S</meta:editing-duration>
    <meta:editing-cycles>195</meta:editing-cycles>
    <meta:generator>LibreOffice/7.2.4.1$Windows_X86_64 LibreOffice_project/27d75539669ac387bb498e35313b970b7fe9c4f9</meta:generator>
    <meta:document-statistic meta:table-count="0" meta:image-count="0" meta:object-count="0" meta:page-count="35" meta:paragraph-count="511" meta:word-count="13270" meta:character-count="76202" meta:non-whitespace-character-count="63518"/>
  </office:meta>
</office:document-meta>
</file>